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mgNum</text:p>
          </table:table-cell>
          <table:table-cell office:value-type="string" calcext:value-type="string">
            <text:p>imgNorm fixed</text:p>
          </table:table-cell>
          <table:table-cell office:value-type="string" calcext:value-type="string">
            <text:p>imgNorm doubl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2484" calcext:value-type="float">
            <text:p>1.2484</text:p>
          </table:table-cell>
          <table:table-cell table:formula="of:=ABS([.B2]-[.C2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76" calcext:value-type="float">
            <text:p>1.1176</text:p>
          </table:table-cell>
          <table:table-cell table:formula="of:=ABS([.B3]-[.C3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1.2484" calcext:value-type="float">
            <text:p>1.2484</text:p>
          </table:table-cell>
          <table:table-cell table:formula="of:=ABS([.B4]-[.C4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5]-[.C5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6]-[.C6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7]-[.C7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356" calcext:value-type="float">
            <text:p>1.3356</text:p>
          </table:table-cell>
          <table:table-cell table:formula="of:=ABS([.B8]-[.C8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9269" calcext:value-type="float">
            <text:p>2.9269</text:p>
          </table:table-cell>
          <table:table-cell table:formula="of:=ABS([.B9]-[.C9])" office:value-type="float" office:value="0.0106000000000002" calcext:value-type="float">
            <text:p>0.01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125" calcext:value-type="float">
            <text:p>1.8125</text:p>
          </table:table-cell>
          <table:table-cell office:value-type="float" office:value="1.8152" calcext:value-type="float">
            <text:p>1.8152</text:p>
          </table:table-cell>
          <table:table-cell table:formula="of:=ABS([.B10]-[.C10])" office:value-type="float" office:value="0.00269999999999992" calcext:value-type="float">
            <text:p>0.0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598" calcext:value-type="float">
            <text:p>0.85598</text:p>
          </table:table-cell>
          <table:table-cell table:formula="of:=ABS([.B11]-[.C11])" office:value-type="float" office:value="0.01223" calcext:value-type="float">
            <text:p>0.012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12]-[.C12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978" calcext:value-type="float">
            <text:p>0.65978</text:p>
          </table:table-cell>
          <table:table-cell table:formula="of:=ABS([.B13]-[.C13])" office:value-type="float" office:value="0.00353000000000003" calcext:value-type="float">
            <text:p>0.00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4]-[.C14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5]-[.C15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6]-[.C16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7]-[.C17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8]-[.C18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19]-[.C19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20]-[.C20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21]-[.C21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22]-[.C22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23]-[.C23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24]-[.C24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25]-[.C25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74" calcext:value-type="float">
            <text:p>1.074</text:p>
          </table:table-cell>
          <table:table-cell table:formula="of:=ABS([.B26]-[.C26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27]-[.C27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28]-[.C28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29]-[.C29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76" calcext:value-type="float">
            <text:p>1.1176</text:p>
          </table:table-cell>
          <table:table-cell table:formula="of:=ABS([.B30]-[.C30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31]-[.C31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76" calcext:value-type="float">
            <text:p>1.1176</text:p>
          </table:table-cell>
          <table:table-cell table:formula="of:=ABS([.B32]-[.C32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float" office:value="1.4882" calcext:value-type="float">
            <text:p>1.4882</text:p>
          </table:table-cell>
          <table:table-cell table:formula="of:=ABS([.B33]-[.C33])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98677" calcext:value-type="float">
            <text:p>0.98677</text:p>
          </table:table-cell>
          <table:table-cell table:formula="of:=ABS([.B34]-[.C34])" office:value-type="float" office:value="0.01323" calcext:value-type="float">
            <text:p>0.013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35]-[.C35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36]-[.C36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99697" calcext:value-type="float">
            <text:p>-0.99697</text:p>
          </table:table-cell>
          <table:table-cell table:formula="of:=ABS([.B37]-[.C37])" office:value-type="float" office:value="0.00302999999999987" calcext:value-type="float">
            <text:p>0.003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38]-[.C38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99697" calcext:value-type="float">
            <text:p>-0.99697</text:p>
          </table:table-cell>
          <table:table-cell table:formula="of:=ABS([.B39]-[.C39])" office:value-type="float" office:value="0.00302999999999987" calcext:value-type="float">
            <text:p>0.003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40]-[.C40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41]-[.C41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42]-[.C42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43]-[.C43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44]-[.C44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45]-[.C45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46]-[.C46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47]-[.C47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48]-[.C48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7517" calcext:value-type="float">
            <text:p>-0.97517</text:p>
          </table:table-cell>
          <table:table-cell table:formula="of:=ABS([.B49]-[.C49])" office:value-type="float" office:value="0.00641999999999998" calcext:value-type="float">
            <text:p>0.006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50]-[.C50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702" calcext:value-type="float">
            <text:p>1.2702</text:p>
          </table:table-cell>
          <table:table-cell table:formula="of:=ABS([.B51]-[.C51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52]-[.C52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702" calcext:value-type="float">
            <text:p>1.2702</text:p>
          </table:table-cell>
          <table:table-cell table:formula="of:=ABS([.B53]-[.C53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5" calcext:value-type="float">
            <text:p>1.25</text:p>
          </table:table-cell>
          <table:table-cell office:value-type="float" office:value="1.2484" calcext:value-type="float">
            <text:p>1.2484</text:p>
          </table:table-cell>
          <table:table-cell table:formula="of:=ABS([.B54]-[.C54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55]-[.C55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56]-[.C56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57]-[.C57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58]-[.C58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3279" calcext:value-type="float">
            <text:p>0.33279</text:p>
          </table:table-cell>
          <table:table-cell table:formula="of:=ABS([.B59]-[.C59])"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60]-[.C60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61]-[.C61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62]-[.C62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63]-[.C63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64]-[.C64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65]-[.C65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66]-[.C66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67]-[.C67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68]-[.C68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69]-[.C69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70]-[.C70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71]-[.C71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.0625" calcext:value-type="float">
            <text:p>-1.0625</text:p>
          </table:table-cell>
          <table:table-cell office:value-type="float" office:value="-1.0624" calcext:value-type="float">
            <text:p>-1.0624</text:p>
          </table:table-cell>
          <table:table-cell table:formula="of:=ABS([.B72]-[.C72])" office:value-type="float" office:value="0.000099999999999989" calcext:value-type="float">
            <text:p>0.00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73]-[.C73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74]-[.C74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75]-[.C75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76]-[.C76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77]-[.C77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92" calcext:value-type="float">
            <text:p>1.292</text:p>
          </table:table-cell>
          <table:table-cell table:formula="of:=ABS([.B78]-[.C78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74" calcext:value-type="float">
            <text:p>1.074</text:p>
          </table:table-cell>
          <table:table-cell table:formula="of:=ABS([.B79]-[.C79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80]-[.C80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81]-[.C81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82]-[.C82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83]-[.C83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84]-[.C84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85]-[.C85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86]-[.C86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87]-[.C87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88]-[.C88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89]-[.C89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76" calcext:value-type="float">
            <text:p>1.1176</text:p>
          </table:table-cell>
          <table:table-cell table:formula="of:=ABS([.B90]-[.C90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91]-[.C91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92]-[.C92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93]-[.C93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94]-[.C94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95]-[.C95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96]-[.C96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97]-[.C97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98]-[.C98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74" calcext:value-type="float">
            <text:p>1.074</text:p>
          </table:table-cell>
          <table:table-cell table:formula="of:=ABS([.B99]-[.C99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76" calcext:value-type="float">
            <text:p>1.1176</text:p>
          </table:table-cell>
          <table:table-cell table:formula="of:=ABS([.B100]-[.C100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101]-[.C101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102]-[.C102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574" calcext:value-type="float">
            <text:p>1.3574</text:p>
          </table:table-cell>
          <table:table-cell table:formula="of:=ABS([.B103]-[.C103])" office:value-type="float" office:value="0.0136499999999999" calcext:value-type="float">
            <text:p>0.013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04]-[.C104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05]-[.C105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.98677" calcext:value-type="float">
            <text:p>0.98677</text:p>
          </table:table-cell>
          <table:table-cell table:formula="of:=ABS([.B106]-[.C106])" office:value-type="float" office:value="0.01323" calcext:value-type="float">
            <text:p>0.013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107]-[.C107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108]-[.C108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09]-[.C109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10]-[.C110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11]-[.C111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12]-[.C112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13]-[.C113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114]-[.C114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115]-[.C115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16]-[.C116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17]-[.C117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18]-[.C118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19]-[.C119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120]-[.C120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121]-[.C121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574" calcext:value-type="float">
            <text:p>1.3574</text:p>
          </table:table-cell>
          <table:table-cell table:formula="of:=ABS([.B122]-[.C122])" office:value-type="float" office:value="0.0136499999999999" calcext:value-type="float">
            <text:p>0.013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.0086" calcext:value-type="float">
            <text:p>1.0086</text:p>
          </table:table-cell>
          <table:table-cell table:formula="of:=ABS([.B123]-[.C123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124]-[.C124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125]-[.C125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0625" calcext:value-type="float">
            <text:p>2.0625</text:p>
          </table:table-cell>
          <table:table-cell office:value-type="float" office:value="2.0767" calcext:value-type="float">
            <text:p>2.0767</text:p>
          </table:table-cell>
          <table:table-cell table:formula="of:=ABS([.B126]-[.C126])" office:value-type="float" office:value="0.0142000000000002" calcext:value-type="float">
            <text:p>0.01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71875" calcext:value-type="float">
            <text:p>2.71875</text:p>
          </table:table-cell>
          <table:table-cell office:value-type="float" office:value="2.7307" calcext:value-type="float">
            <text:p>2.7307</text:p>
          </table:table-cell>
          <table:table-cell table:formula="of:=ABS([.B127]-[.C127])" office:value-type="float" office:value="0.0119500000000001" calcext:value-type="float">
            <text:p>0.011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0625" calcext:value-type="float">
            <text:p>2.0625</text:p>
          </table:table-cell>
          <table:table-cell office:value-type="float" office:value="2.0767" calcext:value-type="float">
            <text:p>2.0767</text:p>
          </table:table-cell>
          <table:table-cell table:formula="of:=ABS([.B128]-[.C128])" office:value-type="float" office:value="0.0142000000000002" calcext:value-type="float">
            <text:p>0.01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129]-[.C129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574" calcext:value-type="float">
            <text:p>1.3574</text:p>
          </table:table-cell>
          <table:table-cell table:formula="of:=ABS([.B130]-[.C130])" office:value-type="float" office:value="0.0136499999999999" calcext:value-type="float">
            <text:p>0.013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131]-[.C131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32]-[.C132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33]-[.C133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34]-[.C134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135]-[.C135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136]-[.C136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137]-[.C137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138]-[.C138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139]-[.C139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40]-[.C140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141]-[.C141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42]-[.C142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43]-[.C143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44]-[.C144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145]-[.C145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228" calcext:value-type="float">
            <text:p>1.4228</text:p>
          </table:table-cell>
          <table:table-cell table:formula="of:=ABS([.B146]-[.C146])" office:value-type="float" office:value="0.0146999999999999" calcext:value-type="float">
            <text:p>0.01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18" calcext:value-type="float">
            <text:p>0.94318</text:p>
          </table:table-cell>
          <table:table-cell table:formula="of:=ABS([.B147]-[.C147])" office:value-type="float" office:value="0.00568000000000013" calcext:value-type="float">
            <text:p>0.005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148]-[.C148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149]-[.C149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21875" calcext:value-type="float">
            <text:p>2.21875</text:p>
          </table:table-cell>
          <table:table-cell office:value-type="float" office:value="2.2075" calcext:value-type="float">
            <text:p>2.2075</text:p>
          </table:table-cell>
          <table:table-cell table:formula="of:=ABS([.B150]-[.C150])"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71875" calcext:value-type="float">
            <text:p>2.71875</text:p>
          </table:table-cell>
          <table:table-cell office:value-type="float" office:value="2.7307" calcext:value-type="float">
            <text:p>2.7307</text:p>
          </table:table-cell>
          <table:table-cell table:formula="of:=ABS([.B151]-[.C151])" office:value-type="float" office:value="0.0119500000000001" calcext:value-type="float">
            <text:p>0.011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75" calcext:value-type="float">
            <text:p>2.375</text:p>
          </table:table-cell>
          <table:table-cell office:value-type="float" office:value="2.3601" calcext:value-type="float">
            <text:p>2.3601</text:p>
          </table:table-cell>
          <table:table-cell table:formula="of:=ABS([.B152]-[.C152])" office:value-type="float" office:value="0.0148999999999999" calcext:value-type="float">
            <text:p>0.0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153]-[.C153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536" calcext:value-type="float">
            <text:p>1.5536</text:p>
          </table:table-cell>
          <table:table-cell table:formula="of:=ABS([.B154]-[.C154])" office:value-type="float" office:value="0.00890000000000013" calcext:value-type="float">
            <text:p>0.00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155]-[.C155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56]-[.C156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157]-[.C157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58]-[.C158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59]-[.C159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160]-[.C160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161]-[.C161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375" calcext:value-type="float">
            <text:p>1.375</text:p>
          </table:table-cell>
          <table:table-cell office:value-type="float" office:value="1.3792" calcext:value-type="float">
            <text:p>1.3792</text:p>
          </table:table-cell>
          <table:table-cell table:formula="of:=ABS([.B162]-[.C162])" office:value-type="float" office:value="0.00419999999999998" calcext:value-type="float">
            <text:p>0.004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0.98677" calcext:value-type="float">
            <text:p>0.98677</text:p>
          </table:table-cell>
          <table:table-cell table:formula="of:=ABS([.B163]-[.C163])" office:value-type="float" office:value="0.01323" calcext:value-type="float">
            <text:p>0.013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18" calcext:value-type="float">
            <text:p>0.94318</text:p>
          </table:table-cell>
          <table:table-cell table:formula="of:=ABS([.B164]-[.C164])" office:value-type="float" office:value="0.00568000000000013" calcext:value-type="float">
            <text:p>0.005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165]-[.C165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66]-[.C166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167]-[.C167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68]-[.C168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69]-[.C169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6408" calcext:value-type="float">
            <text:p>1.6408</text:p>
          </table:table-cell>
          <table:table-cell table:formula="of:=ABS([.B170]-[.C170])" office:value-type="float" office:value="0.01545" calcext:value-type="float">
            <text:p>0.015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171]-[.C171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356" calcext:value-type="float">
            <text:p>1.3356</text:p>
          </table:table-cell>
          <table:table-cell table:formula="of:=ABS([.B172]-[.C172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173]-[.C173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174]-[.C174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8125" calcext:value-type="float">
            <text:p>1.78125</text:p>
          </table:table-cell>
          <table:table-cell office:value-type="float" office:value="1.7934" calcext:value-type="float">
            <text:p>1.7934</text:p>
          </table:table-cell>
          <table:table-cell table:formula="of:=ABS([.B175]-[.C175])" office:value-type="float" office:value="0.0121500000000001" calcext:value-type="float">
            <text:p>0.012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90625" calcext:value-type="float">
            <text:p>1.90625</text:p>
          </table:table-cell>
          <table:table-cell office:value-type="float" office:value="1.9023" calcext:value-type="float">
            <text:p>1.9023</text:p>
          </table:table-cell>
          <table:table-cell table:formula="of:=ABS([.B176]-[.C176])" office:value-type="float" office:value="0.00395000000000012" calcext:value-type="float">
            <text:p>0.0039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702" calcext:value-type="float">
            <text:p>1.2702</text:p>
          </table:table-cell>
          <table:table-cell table:formula="of:=ABS([.B177]-[.C177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.5972" calcext:value-type="float">
            <text:p>1.5972</text:p>
          </table:table-cell>
          <table:table-cell table:formula="of:=ABS([.B178]-[.C178])" office:value-type="float" office:value="0.00344999999999995" calcext:value-type="float">
            <text:p>0.003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6844" calcext:value-type="float">
            <text:p>1.6844</text:p>
          </table:table-cell>
          <table:table-cell table:formula="of:=ABS([.B179]-[.C179])" office:value-type="float" office:value="0.00309999999999988" calcext:value-type="float">
            <text:p>0.00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180]-[.C180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181]-[.C181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182]-[.C182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83]-[.C183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6074" calcext:value-type="float">
            <text:p>-1.6074</text:p>
          </table:table-cell>
          <table:table-cell table:formula="of:=ABS([.B184]-[.C184])" office:value-type="float" office:value="0.0136500000000002" calcext:value-type="float">
            <text:p>0.013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85]-[.C185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1421" calcext:value-type="float">
            <text:p>2.1421</text:p>
          </table:table-cell>
          <table:table-cell table:formula="of:=ABS([.B186]-[.C186])" office:value-type="float" office:value="0.0141499999999999" calcext:value-type="float">
            <text:p>0.014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522" calcext:value-type="float">
            <text:p>1.0522</text:p>
          </table:table-cell>
          <table:table-cell table:formula="of:=ABS([.B187]-[.C187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188]-[.C188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89]-[.C189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90]-[.C190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91]-[.C191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92]-[.C192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93]-[.C193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574" calcext:value-type="float">
            <text:p>1.3574</text:p>
          </table:table-cell>
          <table:table-cell table:formula="of:=ABS([.B194]-[.C194])" office:value-type="float" office:value="0.0136499999999999" calcext:value-type="float">
            <text:p>0.013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195]-[.C195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446" calcext:value-type="float">
            <text:p>1.4446</text:p>
          </table:table-cell>
          <table:table-cell table:formula="of:=ABS([.B196]-[.C196])" office:value-type="float" office:value="0.00709999999999988" calcext:value-type="float">
            <text:p>0.00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197]-[.C197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198]-[.C198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199]-[.C199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200]-[.C200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201]-[.C201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625" calcext:value-type="float">
            <text:p>1.625</text:p>
          </table:table-cell>
          <table:table-cell office:value-type="float" office:value="1.619" calcext:value-type="float">
            <text:p>1.619</text:p>
          </table:table-cell>
          <table:table-cell table:formula="of:=ABS([.B202]-[.C202])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.28125" calcext:value-type="float">
            <text:p>2.28125</text:p>
          </table:table-cell>
          <table:table-cell office:value-type="float" office:value="2.2729" calcext:value-type="float">
            <text:p>2.2729</text:p>
          </table:table-cell>
          <table:table-cell table:formula="of:=ABS([.B203]-[.C203])" office:value-type="float" office:value="0.00835000000000008" calcext:value-type="float">
            <text:p>0.008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522" calcext:value-type="float">
            <text:p>1.0522</text:p>
          </table:table-cell>
          <table:table-cell table:formula="of:=ABS([.B204]-[.C204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205]-[.C205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206]-[.C206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207]-[.C207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208]-[.C208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209]-[.C209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78125" calcext:value-type="float">
            <text:p>1.78125</text:p>
          </table:table-cell>
          <table:table-cell office:value-type="float" office:value="1.7934" calcext:value-type="float">
            <text:p>1.7934</text:p>
          </table:table-cell>
          <table:table-cell table:formula="of:=ABS([.B210]-[.C210])" office:value-type="float" office:value="0.0121500000000001" calcext:value-type="float">
            <text:p>0.012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18" calcext:value-type="float">
            <text:p>0.94318</text:p>
          </table:table-cell>
          <table:table-cell table:formula="of:=ABS([.B211]-[.C211])" office:value-type="float" office:value="0.00568000000000013" calcext:value-type="float">
            <text:p>0.005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212]-[.C212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213]-[.C213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214]-[.C214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215]-[.C215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216]-[.C216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217]-[.C217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218]-[.C218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219]-[.C219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356" calcext:value-type="float">
            <text:p>1.3356</text:p>
          </table:table-cell>
          <table:table-cell table:formula="of:=ABS([.B220]-[.C220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221]-[.C221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222]-[.C222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223]-[.C223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224]-[.C224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225]-[.C225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6844" calcext:value-type="float">
            <text:p>1.6844</text:p>
          </table:table-cell>
          <table:table-cell table:formula="of:=ABS([.B226]-[.C226])" office:value-type="float" office:value="0.00309999999999988" calcext:value-type="float">
            <text:p>0.00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5" calcext:value-type="float">
            <text:p>2.5</text:p>
          </table:table-cell>
          <table:table-cell office:value-type="float" office:value="2.4909" calcext:value-type="float">
            <text:p>2.4909</text:p>
          </table:table-cell>
          <table:table-cell table:formula="of:=ABS([.B227]-[.C227])" office:value-type="float" office:value="0.00910000000000011" calcext:value-type="float">
            <text:p>0.009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5" calcext:value-type="float">
            <text:p>1.5</text:p>
          </table:table-cell>
          <table:table-cell office:value-type="float" office:value="1.4882" calcext:value-type="float">
            <text:p>1.4882</text:p>
          </table:table-cell>
          <table:table-cell table:formula="of:=ABS([.B228]-[.C228])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229]-[.C229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230]-[.C230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231]-[.C231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232]-[.C232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2138" calcext:value-type="float">
            <text:p>0.92138</text:p>
          </table:table-cell>
          <table:table-cell table:formula="of:=ABS([.B233]-[.C233])" office:value-type="float" office:value="0.01513" calcext:value-type="float">
            <text:p>0.015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625" calcext:value-type="float">
            <text:p>1.625</text:p>
          </table:table-cell>
          <table:table-cell office:value-type="float" office:value="1.619" calcext:value-type="float">
            <text:p>1.619</text:p>
          </table:table-cell>
          <table:table-cell table:formula="of:=ABS([.B234]-[.C234])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235]-[.C235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236]-[.C236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237]-[.C237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238]-[.C238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239]-[.C239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240]-[.C240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241]-[.C241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242]-[.C242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243]-[.C243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244]-[.C244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245]-[.C245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246]-[.C246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247]-[.C247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248]-[.C248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875" calcext:value-type="float">
            <text:p>1.875</text:p>
          </table:table-cell>
          <table:table-cell office:value-type="float" office:value="1.8805" calcext:value-type="float">
            <text:p>1.8805</text:p>
          </table:table-cell>
          <table:table-cell table:formula="of:=ABS([.B249]-[.C249])" office:value-type="float" office:value="0.00550000000000006" calcext:value-type="float">
            <text:p>0.005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7062" calcext:value-type="float">
            <text:p>1.7062</text:p>
          </table:table-cell>
          <table:table-cell table:formula="of:=ABS([.B250]-[.C250])" office:value-type="float" office:value="0.0125500000000001" calcext:value-type="float">
            <text:p>0.0125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38" calcext:value-type="float">
            <text:p>1.3138</text:p>
          </table:table-cell>
          <table:table-cell table:formula="of:=ABS([.B251]-[.C251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252]-[.C252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2138" calcext:value-type="float">
            <text:p>0.92138</text:p>
          </table:table-cell>
          <table:table-cell table:formula="of:=ABS([.B253]-[.C253])" office:value-type="float" office:value="0.01513" calcext:value-type="float">
            <text:p>0.015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254]-[.C254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255]-[.C255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256]-[.C256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257]-[.C257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4664" calcext:value-type="float">
            <text:p>1.4664</text:p>
          </table:table-cell>
          <table:table-cell table:formula="of:=ABS([.B258]-[.C258])" office:value-type="float" office:value="0.00234999999999985" calcext:value-type="float">
            <text:p>0.0023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259]-[.C259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260]-[.C260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261]-[.C261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262]-[.C262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263]-[.C263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264]-[.C264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265]-[.C265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266]-[.C266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267]-[.C267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268]-[.C268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18" calcext:value-type="float">
            <text:p>0.94318</text:p>
          </table:table-cell>
          <table:table-cell table:formula="of:=ABS([.B269]-[.C269])" office:value-type="float" office:value="0.00568000000000013" calcext:value-type="float">
            <text:p>0.0056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270]-[.C270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271]-[.C271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272]-[.C272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.59375" calcext:value-type="float">
            <text:p>2.59375</text:p>
          </table:table-cell>
          <table:table-cell office:value-type="float" office:value="2.5781" calcext:value-type="float">
            <text:p>2.5781</text:p>
          </table:table-cell>
          <table:table-cell table:formula="of:=ABS([.B273]-[.C273])" office:value-type="float" office:value="0.0156499999999999" calcext:value-type="float">
            <text:p>0.0156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.84375" calcext:value-type="float">
            <text:p>2.84375</text:p>
          </table:table-cell>
          <table:table-cell office:value-type="float" office:value="2.8397" calcext:value-type="float">
            <text:p>2.8397</text:p>
          </table:table-cell>
          <table:table-cell table:formula="of:=ABS([.B274]-[.C274])" office:value-type="float" office:value="0.00404999999999989" calcext:value-type="float">
            <text:p>0.004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275]-[.C275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276]-[.C276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277]-[.C277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278]-[.C278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279]-[.C279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280]-[.C280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281]-[.C281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282]-[.C282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283]-[.C283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284]-[.C284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285]-[.C285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286]-[.C286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287]-[.C287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288]-[.C288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289]-[.C289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290]-[.C290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291]-[.C291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292]-[.C292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293]-[.C293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294]-[.C294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295]-[.C295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2138" calcext:value-type="float">
            <text:p>0.92138</text:p>
          </table:table-cell>
          <table:table-cell table:formula="of:=ABS([.B296]-[.C296])" office:value-type="float" office:value="0.01513" calcext:value-type="float">
            <text:p>0.015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356" calcext:value-type="float">
            <text:p>1.3356</text:p>
          </table:table-cell>
          <table:table-cell table:formula="of:=ABS([.B297]-[.C297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1.0958" calcext:value-type="float">
            <text:p>1.0958</text:p>
          </table:table-cell>
          <table:table-cell table:formula="of:=ABS([.B298]-[.C298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299]-[.C299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300]-[.C300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301]-[.C301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302]-[.C302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303]-[.C303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304]-[.C304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92" calcext:value-type="float">
            <text:p>1.292</text:p>
          </table:table-cell>
          <table:table-cell table:formula="of:=ABS([.B305]-[.C305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306]-[.C306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307]-[.C307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308]-[.C308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309]-[.C309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310]-[.C310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311]-[.C311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312]-[.C312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313]-[.C313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1.401" calcext:value-type="float">
            <text:p>1.401</text:p>
          </table:table-cell>
          <table:table-cell table:formula="of:=ABS([.B314]-[.C314])" office:value-type="float" office:value="0.00524999999999998" calcext:value-type="float">
            <text:p>0.005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315]-[.C315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316]-[.C316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317]-[.C317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318]-[.C318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319]-[.C319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320]-[.C320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321]-[.C321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322]-[.C322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323]-[.C323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324]-[.C324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325]-[.C325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326]-[.C326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327]-[.C327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328]-[.C328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329]-[.C329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330]-[.C330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331]-[.C331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332]-[.C332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333]-[.C333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334]-[.C334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335]-[.C335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336]-[.C336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337]-[.C337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1.401" calcext:value-type="float">
            <text:p>1.401</text:p>
          </table:table-cell>
          <table:table-cell table:formula="of:=ABS([.B338]-[.C338])" office:value-type="float" office:value="0.00524999999999998" calcext:value-type="float">
            <text:p>0.0052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339]-[.C339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340]-[.C340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341]-[.C341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342]-[.C342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343]-[.C343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344]-[.C344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345]-[.C345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346]-[.C346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347]-[.C347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348]-[.C348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349]-[.C349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350]-[.C350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351]-[.C351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352]-[.C352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353]-[.C353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354]-[.C354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355]-[.C355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356]-[.C356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406" calcext:value-type="float">
            <text:p>-1.0406</text:p>
          </table:table-cell>
          <table:table-cell table:formula="of:=ABS([.B357]-[.C357])" office:value-type="float" office:value="0.00934999999999997" calcext:value-type="float">
            <text:p>0.009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358]-[.C358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188" calcext:value-type="float">
            <text:p>-1.0188</text:p>
          </table:table-cell>
          <table:table-cell table:formula="of:=ABS([.B359]-[.C359])" office:value-type="float" office:value="0.0124500000000001" calcext:value-type="float">
            <text:p>0.012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360]-[.C360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361]-[.C361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228" calcext:value-type="float">
            <text:p>1.4228</text:p>
          </table:table-cell>
          <table:table-cell table:formula="of:=ABS([.B362]-[.C362])" office:value-type="float" office:value="0.0146999999999999" calcext:value-type="float">
            <text:p>0.014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363]-[.C363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364]-[.C364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365]-[.C365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366]-[.C366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367]-[.C367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368]-[.C368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369]-[.C369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370]-[.C370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371]-[.C371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372]-[.C372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754" calcext:value-type="float">
            <text:p>1.5754</text:p>
          </table:table-cell>
          <table:table-cell table:formula="of:=ABS([.B373]-[.C373])" office:value-type="float" office:value="0.0129000000000001" calcext:value-type="float">
            <text:p>0.012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374]-[.C374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375]-[.C375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376]-[.C376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377]-[.C377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378]-[.C378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379]-[.C379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380]-[.C380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381]-[.C381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382]-[.C382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383]-[.C383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384]-[.C384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76" calcext:value-type="float">
            <text:p>1.1176</text:p>
          </table:table-cell>
          <table:table-cell table:formula="of:=ABS([.B385]-[.C385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table:formula="of:=ABS([.B386]-[.C386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387]-[.C387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388]-[.C388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389]-[.C389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92" calcext:value-type="float">
            <text:p>1.292</text:p>
          </table:table-cell>
          <table:table-cell table:formula="of:=ABS([.B390]-[.C390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391]-[.C391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392]-[.C392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393]-[.C393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394]-[.C394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395]-[.C395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446" calcext:value-type="float">
            <text:p>1.4446</text:p>
          </table:table-cell>
          <table:table-cell table:formula="of:=ABS([.B396]-[.C396])" office:value-type="float" office:value="0.00709999999999988" calcext:value-type="float">
            <text:p>0.007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728" calcext:value-type="float">
            <text:p>1.728</text:p>
          </table:table-cell>
          <table:table-cell table:formula="of:=ABS([.B397]-[.C397])" office:value-type="float" office:value="0.00924999999999998" calcext:value-type="float">
            <text:p>0.009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398]-[.C398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399]-[.C399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400]-[.C400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401]-[.C401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402]-[.C402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403]-[.C403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6074" calcext:value-type="float">
            <text:p>-1.6074</text:p>
          </table:table-cell>
          <table:table-cell table:formula="of:=ABS([.B404]-[.C404])" office:value-type="float" office:value="0.0136500000000002" calcext:value-type="float">
            <text:p>0.0136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.90625" calcext:value-type="float">
            <text:p>-1.90625</text:p>
          </table:table-cell>
          <table:table-cell office:value-type="float" office:value="-1.9125" calcext:value-type="float">
            <text:p>-1.9125</text:p>
          </table:table-cell>
          <table:table-cell table:formula="of:=ABS([.B405]-[.C405])" office:value-type="float" office:value="0.00625000000000009" calcext:value-type="float">
            <text:p>0.0062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406]-[.C406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407]-[.C407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408]-[.C408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409]-[.C409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table:formula="of:=ABS([.B410]-[.C410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411]-[.C411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412]-[.C412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413]-[.C413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2.9051" calcext:value-type="float">
            <text:p>2.9051</text:p>
          </table:table-cell>
          <table:table-cell table:formula="of:=ABS([.B414]-[.C414])" office:value-type="float" office:value="0.00114999999999998" calcext:value-type="float">
            <text:p>0.001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3383" calcext:value-type="float">
            <text:p>2.3383</text:p>
          </table:table-cell>
          <table:table-cell table:formula="of:=ABS([.B415]-[.C415])" office:value-type="float" office:value="0.00545000000000018" calcext:value-type="float">
            <text:p>0.0054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416]-[.C416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417]-[.C417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418]-[.C418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1.401" calcext:value-type="float">
            <text:p>1.401</text:p>
          </table:table-cell>
          <table:table-cell table:formula="of:=ABS([.B419]-[.C419])" office:value-type="float" office:value="0.00524999999999998" calcext:value-type="float">
            <text:p>0.0052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7062" calcext:value-type="float">
            <text:p>1.7062</text:p>
          </table:table-cell>
          <table:table-cell table:formula="of:=ABS([.B420]-[.C420])" office:value-type="float" office:value="0.0125500000000001" calcext:value-type="float">
            <text:p>0.0125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78125" calcext:value-type="float">
            <text:p>1.78125</text:p>
          </table:table-cell>
          <table:table-cell office:value-type="float" office:value="1.7934" calcext:value-type="float">
            <text:p>1.7934</text:p>
          </table:table-cell>
          <table:table-cell table:formula="of:=ABS([.B421]-[.C421])" office:value-type="float" office:value="0.0121500000000001" calcext:value-type="float">
            <text:p>0.012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422]-[.C422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423]-[.C423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424]-[.C424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106" calcext:value-type="float">
            <text:p>-1.106</text:p>
          </table:table-cell>
          <table:table-cell table:formula="of:=ABS([.B425]-[.C425])" office:value-type="float" office:value="0.0122500000000001" calcext:value-type="float">
            <text:p>0.012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-1.6727" calcext:value-type="float">
            <text:p>-1.6727</text:p>
          </table:table-cell>
          <table:table-cell table:formula="of:=ABS([.B426]-[.C426])" office:value-type="float" office:value="0.0147999999999999" calcext:value-type="float">
            <text:p>0.014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-1.6945" calcext:value-type="float">
            <text:p>-1.6945</text:p>
          </table:table-cell>
          <table:table-cell table:formula="of:=ABS([.B427]-[.C427])" office:value-type="float" office:value="0.00700000000000012" calcext:value-type="float">
            <text:p>0.0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428]-[.C428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429]-[.C429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106" calcext:value-type="float">
            <text:p>-1.106</text:p>
          </table:table-cell>
          <table:table-cell table:formula="of:=ABS([.B430]-[.C430])" office:value-type="float" office:value="0.0122500000000001" calcext:value-type="float">
            <text:p>0.012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431]-[.C431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432]-[.C432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433]-[.C433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228" calcext:value-type="float">
            <text:p>1.4228</text:p>
          </table:table-cell>
          <table:table-cell table:formula="of:=ABS([.B434]-[.C434])" office:value-type="float" office:value="0.0146999999999999" calcext:value-type="float">
            <text:p>0.01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435]-[.C435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436]-[.C436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1639" calcext:value-type="float">
            <text:p>2.1639</text:p>
          </table:table-cell>
          <table:table-cell table:formula="of:=ABS([.B437]-[.C437])" office:value-type="float" office:value="0.00764999999999993" calcext:value-type="float">
            <text:p>0.0076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438]-[.C4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439]-[.C4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2.0985" calcext:value-type="float">
            <text:p>2.0985</text:p>
          </table:table-cell>
          <table:table-cell table:formula="of:=ABS([.B440]-[.C440])" office:value-type="float" office:value="0.00475000000000003" calcext:value-type="float">
            <text:p>0.0047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441]-[.C441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442]-[.C442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443]-[.C443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444]-[.C444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445]-[.C445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446]-[.C446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447]-[.C447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448]-[.C448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449]-[.C449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450]-[.C450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451]-[.C451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452]-[.C452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453]-[.C453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454]-[.C454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455]-[.C455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456]-[.C456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457]-[.C457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446" calcext:value-type="float">
            <text:p>1.4446</text:p>
          </table:table-cell>
          <table:table-cell table:formula="of:=ABS([.B458]-[.C458])" office:value-type="float" office:value="0.00709999999999988" calcext:value-type="float">
            <text:p>0.00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459]-[.C459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460]-[.C460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9269" calcext:value-type="float">
            <text:p>2.9269</text:p>
          </table:table-cell>
          <table:table-cell table:formula="of:=ABS([.B461]-[.C461])" office:value-type="float" office:value="0.0106000000000002" calcext:value-type="float">
            <text:p>0.01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462]-[.C4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5" calcext:value-type="float">
            <text:p>2.5</text:p>
          </table:table-cell>
          <table:table-cell office:value-type="float" office:value="2.5127" calcext:value-type="float">
            <text:p>2.5127</text:p>
          </table:table-cell>
          <table:table-cell table:formula="of:=ABS([.B463]-[.C463])" office:value-type="float" office:value="0.0127000000000002" calcext:value-type="float">
            <text:p>0.012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464]-[.C464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465]-[.C465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.28125" calcext:value-type="float">
            <text:p>-1.28125</text:p>
          </table:table-cell>
          <table:table-cell office:value-type="float" office:value="-1.2804" calcext:value-type="float">
            <text:p>-1.2804</text:p>
          </table:table-cell>
          <table:table-cell table:formula="of:=ABS([.B466]-[.C466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467]-[.C467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468]-[.C468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894" calcext:value-type="float">
            <text:p>-1.3894</text:p>
          </table:table-cell>
          <table:table-cell table:formula="of:=ABS([.B469]-[.C469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470]-[.C470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471]-[.C471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472]-[.C472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473]-[.C473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6074" calcext:value-type="float">
            <text:p>-1.6074</text:p>
          </table:table-cell>
          <table:table-cell table:formula="of:=ABS([.B474]-[.C474])" office:value-type="float" office:value="0.0136500000000002" calcext:value-type="float">
            <text:p>0.0136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475]-[.C475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476]-[.C476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477]-[.C477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478]-[.C478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479]-[.C479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480]-[.C480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481]-[.C481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482]-[.C482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483]-[.C483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78125" calcext:value-type="float">
            <text:p>1.78125</text:p>
          </table:table-cell>
          <table:table-cell office:value-type="float" office:value="1.7934" calcext:value-type="float">
            <text:p>1.7934</text:p>
          </table:table-cell>
          <table:table-cell table:formula="of:=ABS([.B484]-[.C484])" office:value-type="float" office:value="0.0121500000000001" calcext:value-type="float">
            <text:p>0.012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485]-[.C4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8125" calcext:value-type="float">
            <text:p>2.8125</text:p>
          </table:table-cell>
          <table:table-cell office:value-type="float" office:value="2.8179" calcext:value-type="float">
            <text:p>2.8179</text:p>
          </table:table-cell>
          <table:table-cell table:formula="of:=ABS([.B486]-[.C486])" office:value-type="float" office:value="0.00539999999999985" calcext:value-type="float">
            <text:p>0.005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487]-[.C487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106" calcext:value-type="float">
            <text:p>-1.106</text:p>
          </table:table-cell>
          <table:table-cell table:formula="of:=ABS([.B488]-[.C488])" office:value-type="float" office:value="0.0122500000000001" calcext:value-type="float">
            <text:p>0.0122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489]-[.C489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490]-[.C490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491]-[.C491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492]-[.C492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493]-[.C493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494]-[.C494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495]-[.C495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496]-[.C496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-1.6945" calcext:value-type="float">
            <text:p>-1.6945</text:p>
          </table:table-cell>
          <table:table-cell table:formula="of:=ABS([.B497]-[.C497])" office:value-type="float" office:value="0.00700000000000012" calcext:value-type="float">
            <text:p>0.0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-1.6727" calcext:value-type="float">
            <text:p>-1.6727</text:p>
          </table:table-cell>
          <table:table-cell table:formula="of:=ABS([.B498]-[.C498])" office:value-type="float" office:value="0.0147999999999999" calcext:value-type="float">
            <text:p>0.014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499]-[.C499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6074" calcext:value-type="float">
            <text:p>-1.6074</text:p>
          </table:table-cell>
          <table:table-cell table:formula="of:=ABS([.B500]-[.C500])" office:value-type="float" office:value="0.0136500000000002" calcext:value-type="float">
            <text:p>0.0136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501]-[.C501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502]-[.C502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503]-[.C503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0842" calcext:value-type="float">
            <text:p>-1.0842</text:p>
          </table:table-cell>
          <table:table-cell table:formula="of:=ABS([.B504]-[.C504])" office:value-type="float" office:value="0.00954999999999995" calcext:value-type="float">
            <text:p>0.0095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505]-[.C505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506]-[.C506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507]-[.C507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25" calcext:value-type="float">
            <text:p>2.25</text:p>
          </table:table-cell>
          <table:table-cell office:value-type="float" office:value="2.2511" calcext:value-type="float">
            <text:p>2.2511</text:p>
          </table:table-cell>
          <table:table-cell table:formula="of:=ABS([.B508]-[.C508])" office:value-type="float" office:value="0.0011000000000001" calcext:value-type="float">
            <text:p>0.00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509]-[.C5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6408" calcext:value-type="float">
            <text:p>1.6408</text:p>
          </table:table-cell>
          <table:table-cell table:formula="of:=ABS([.B510]-[.C510])" office:value-type="float" office:value="0.01545" calcext:value-type="float">
            <text:p>0.0154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0.99697" calcext:value-type="float">
            <text:p>-0.99697</text:p>
          </table:table-cell>
          <table:table-cell table:formula="of:=ABS([.B511]-[.C511])" office:value-type="float" office:value="0.00302999999999987" calcext:value-type="float">
            <text:p>0.0030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512]-[.C512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513]-[.C513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514]-[.C514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515]-[.C515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516]-[.C516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517]-[.C517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518]-[.C518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42" calcext:value-type="float">
            <text:p>-1.542</text:p>
          </table:table-cell>
          <table:table-cell table:formula="of:=ABS([.B519]-[.C519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.65625" calcext:value-type="float">
            <text:p>-1.65625</text:p>
          </table:table-cell>
          <table:table-cell office:value-type="float" office:value="-1.6509" calcext:value-type="float">
            <text:p>-1.6509</text:p>
          </table:table-cell>
          <table:table-cell table:formula="of:=ABS([.B520]-[.C520])" office:value-type="float" office:value="0.00534999999999997" calcext:value-type="float">
            <text:p>0.0053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521]-[.C521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522]-[.C522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523]-[.C523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524]-[.C524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525]-[.C525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526]-[.C526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0842" calcext:value-type="float">
            <text:p>-1.0842</text:p>
          </table:table-cell>
          <table:table-cell table:formula="of:=ABS([.B527]-[.C527])" office:value-type="float" office:value="0.00954999999999995" calcext:value-type="float">
            <text:p>0.0095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406" calcext:value-type="float">
            <text:p>-1.0406</text:p>
          </table:table-cell>
          <table:table-cell table:formula="of:=ABS([.B528]-[.C528])" office:value-type="float" office:value="0.00934999999999997" calcext:value-type="float">
            <text:p>0.0093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529]-[.C529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0.99697" calcext:value-type="float">
            <text:p>-0.99697</text:p>
          </table:table-cell>
          <table:table-cell table:formula="of:=ABS([.B530]-[.C530])" office:value-type="float" office:value="0.00302999999999987" calcext:value-type="float">
            <text:p>0.0030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531]-[.C531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4375" calcext:value-type="float">
            <text:p>2.4375</text:p>
          </table:table-cell>
          <table:table-cell office:value-type="float" office:value="2.4473" calcext:value-type="float">
            <text:p>2.4473</text:p>
          </table:table-cell>
          <table:table-cell table:formula="of:=ABS([.B532]-[.C532])" office:value-type="float" office:value="0.00980000000000025" calcext:value-type="float">
            <text:p>0.009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78125" calcext:value-type="float">
            <text:p>2.78125</text:p>
          </table:table-cell>
          <table:table-cell office:value-type="float" office:value="2.7961" calcext:value-type="float">
            <text:p>2.7961</text:p>
          </table:table-cell>
          <table:table-cell table:formula="of:=ABS([.B533]-[.C533])" office:value-type="float" office:value="0.01485" calcext:value-type="float">
            <text:p>0.0148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534]-[.C534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535]-[.C535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536]-[.C536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537]-[.C537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538]-[.C538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539]-[.C539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540]-[.C540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541]-[.C541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542]-[.C542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543]-[.C543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544]-[.C544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545]-[.C545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546]-[.C546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547]-[.C547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548]-[.C548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549]-[.C549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550]-[.C550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551]-[.C551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552]-[.C552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.65625" calcext:value-type="float">
            <text:p>-1.65625</text:p>
          </table:table-cell>
          <table:table-cell office:value-type="float" office:value="-1.6509" calcext:value-type="float">
            <text:p>-1.6509</text:p>
          </table:table-cell>
          <table:table-cell table:formula="of:=ABS([.B553]-[.C553])" office:value-type="float" office:value="0.00534999999999997" calcext:value-type="float">
            <text:p>0.0053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554]-[.C554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555]-[.C555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96875" calcext:value-type="float">
            <text:p>1.96875</text:p>
          </table:table-cell>
          <table:table-cell office:value-type="float" office:value="1.9677" calcext:value-type="float">
            <text:p>1.9677</text:p>
          </table:table-cell>
          <table:table-cell table:formula="of:=ABS([.B556]-[.C556])" office:value-type="float" office:value="0.00105" calcext:value-type="float">
            <text:p>0.001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1639" calcext:value-type="float">
            <text:p>2.1639</text:p>
          </table:table-cell>
          <table:table-cell table:formula="of:=ABS([.B557]-[.C557])" office:value-type="float" office:value="0.00764999999999993" calcext:value-type="float">
            <text:p>0.0076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558]-[.C558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188" calcext:value-type="float">
            <text:p>-1.0188</text:p>
          </table:table-cell>
          <table:table-cell table:formula="of:=ABS([.B559]-[.C559])" office:value-type="float" office:value="0.0124500000000001" calcext:value-type="float">
            <text:p>0.0124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560]-[.C560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894" calcext:value-type="float">
            <text:p>-1.3894</text:p>
          </table:table-cell>
          <table:table-cell table:formula="of:=ABS([.B561]-[.C561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562]-[.C562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894" calcext:value-type="float">
            <text:p>-1.3894</text:p>
          </table:table-cell>
          <table:table-cell table:formula="of:=ABS([.B563]-[.C563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564]-[.C564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565]-[.C565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566]-[.C566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894" calcext:value-type="float">
            <text:p>-1.3894</text:p>
          </table:table-cell>
          <table:table-cell table:formula="of:=ABS([.B567]-[.C567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568]-[.C568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569]-[.C569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570]-[.C570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571]-[.C571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572]-[.C572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894" calcext:value-type="float">
            <text:p>-1.3894</text:p>
          </table:table-cell>
          <table:table-cell table:formula="of:=ABS([.B573]-[.C573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574]-[.C574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575]-[.C575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.8125" calcext:value-type="float">
            <text:p>-1.8125</text:p>
          </table:table-cell>
          <table:table-cell office:value-type="float" office:value="-1.8253" calcext:value-type="float">
            <text:p>-1.8253</text:p>
          </table:table-cell>
          <table:table-cell table:formula="of:=ABS([.B576]-[.C576])" office:value-type="float" office:value="0.0127999999999999" calcext:value-type="float">
            <text:p>0.012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577]-[.C577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578]-[.C578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579]-[.C579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580]-[.C580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581]-[.C581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582]-[.C582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583]-[.C583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584]-[.C584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21875" calcext:value-type="float">
            <text:p>2.21875</text:p>
          </table:table-cell>
          <table:table-cell office:value-type="float" office:value="2.2293" calcext:value-type="float">
            <text:p>2.2293</text:p>
          </table:table-cell>
          <table:table-cell table:formula="of:=ABS([.B585]-[.C585])" office:value-type="float" office:value="0.0105499999999998" calcext:value-type="float">
            <text:p>0.010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586]-[.C586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587]-[.C587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588]-[.C588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589]-[.C589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590]-[.C590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.28125" calcext:value-type="float">
            <text:p>-1.28125</text:p>
          </table:table-cell>
          <table:table-cell office:value-type="float" office:value="-1.2804" calcext:value-type="float">
            <text:p>-1.2804</text:p>
          </table:table-cell>
          <table:table-cell table:formula="of:=ABS([.B591]-[.C591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592]-[.C592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593]-[.C593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594]-[.C594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595]-[.C595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596]-[.C596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597]-[.C597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598]-[.C598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599]-[.C599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600]-[.C600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601]-[.C601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602]-[.C602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603]-[.C603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604]-[.C604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605]-[.C605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606]-[.C606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607]-[.C607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608]-[.C608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609]-[.C609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610]-[.C610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611]-[.C611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612]-[.C612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613]-[.C613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614]-[.C614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615]-[.C615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616]-[.C616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617]-[.C617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618]-[.C618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619]-[.C619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620]-[.C620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621]-[.C621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622]-[.C622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623]-[.C623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624]-[.C624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625]-[.C625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626]-[.C626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627]-[.C627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628]-[.C628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629]-[.C629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630]-[.C630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631]-[.C631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632]-[.C632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633]-[.C633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634]-[.C634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635]-[.C635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636]-[.C636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7517" calcext:value-type="float">
            <text:p>-0.97517</text:p>
          </table:table-cell>
          <table:table-cell table:formula="of:=ABS([.B637]-[.C637])" office:value-type="float" office:value="0.00641999999999998" calcext:value-type="float">
            <text:p>0.0064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638]-[.C638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639]-[.C639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640]-[.C640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641]-[.C641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978" calcext:value-type="float">
            <text:p>0.65978</text:p>
          </table:table-cell>
          <table:table-cell table:formula="of:=ABS([.B642]-[.C642])" office:value-type="float" office:value="0.00353000000000003" calcext:value-type="float">
            <text:p>0.0035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643]-[.C643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644]-[.C644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645]-[.C645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646]-[.C646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647]-[.C647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648]-[.C648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649]-[.C649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650]-[.C650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651]-[.C651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652]-[.C652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653]-[.C653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654]-[.C654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655]-[.C655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656]-[.C656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657]-[.C657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658]-[.C658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659]-[.C659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660]-[.C660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661]-[.C661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662]-[.C662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663]-[.C663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664]-[.C664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665]-[.C665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666]-[.C666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667]-[.C667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668]-[.C668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669]-[.C669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670]-[.C670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671]-[.C671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672]-[.C672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.28125" calcext:value-type="float">
            <text:p>-1.28125</text:p>
          </table:table-cell>
          <table:table-cell office:value-type="float" office:value="-1.2804" calcext:value-type="float">
            <text:p>-1.2804</text:p>
          </table:table-cell>
          <table:table-cell table:formula="of:=ABS([.B673]-[.C673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674]-[.C674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675]-[.C675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676]-[.C676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677]-[.C677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678]-[.C678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679]-[.C679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680]-[.C680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681]-[.C681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682]-[.C682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683]-[.C683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684]-[.C684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685]-[.C685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686]-[.C686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687]-[.C687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688]-[.C688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689]-[.C689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690]-[.C690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691]-[.C691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692]-[.C692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693]-[.C693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694]-[.C694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695]-[.C695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696]-[.C696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1.1932" calcext:value-type="float">
            <text:p>-1.1932</text:p>
          </table:table-cell>
          <table:table-cell table:formula="of:=ABS([.B697]-[.C697])" office:value-type="float" office:value="0.00570000000000004" calcext:value-type="float">
            <text:p>0.005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698]-[.C698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699]-[.C699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700]-[.C700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701]-[.C701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5" calcext:value-type="float">
            <text:p>1.5</text:p>
          </table:table-cell>
          <table:table-cell office:value-type="float" office:value="1.4882" calcext:value-type="float">
            <text:p>1.4882</text:p>
          </table:table-cell>
          <table:table-cell table:formula="of:=ABS([.B702]-[.C702])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21875" calcext:value-type="float">
            <text:p>2.21875</text:p>
          </table:table-cell>
          <table:table-cell office:value-type="float" office:value="2.2293" calcext:value-type="float">
            <text:p>2.2293</text:p>
          </table:table-cell>
          <table:table-cell table:formula="of:=ABS([.B703]-[.C703])" office:value-type="float" office:value="0.0105499999999998" calcext:value-type="float">
            <text:p>0.0105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5" calcext:value-type="float">
            <text:p>1.5</text:p>
          </table:table-cell>
          <table:table-cell office:value-type="float" office:value="1.4882" calcext:value-type="float">
            <text:p>1.4882</text:p>
          </table:table-cell>
          <table:table-cell table:formula="of:=ABS([.B704]-[.C704])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705]-[.C705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706]-[.C706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707]-[.C707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708]-[.C708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709]-[.C709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710]-[.C710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711]-[.C711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1.1932" calcext:value-type="float">
            <text:p>-1.1932</text:p>
          </table:table-cell>
          <table:table-cell table:formula="of:=ABS([.B712]-[.C712])" office:value-type="float" office:value="0.00570000000000004" calcext:value-type="float">
            <text:p>0.005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713]-[.C713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714]-[.C714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715]-[.C715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716]-[.C716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717]-[.C717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718]-[.C718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719]-[.C719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720]-[.C720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721]-[.C721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722]-[.C722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723]-[.C723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724]-[.C724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725]-[.C725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84375" calcext:value-type="float">
            <text:p>1.84375</text:p>
          </table:table-cell>
          <table:table-cell office:value-type="float" office:value="1.8587" calcext:value-type="float">
            <text:p>1.8587</text:p>
          </table:table-cell>
          <table:table-cell table:formula="of:=ABS([.B726]-[.C726])" office:value-type="float" office:value="0.01495" calcext:value-type="float">
            <text:p>0.0149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4375" calcext:value-type="float">
            <text:p>2.4375</text:p>
          </table:table-cell>
          <table:table-cell office:value-type="float" office:value="2.4473" calcext:value-type="float">
            <text:p>2.4473</text:p>
          </table:table-cell>
          <table:table-cell table:formula="of:=ABS([.B727]-[.C727])" office:value-type="float" office:value="0.00980000000000025" calcext:value-type="float">
            <text:p>0.00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728" calcext:value-type="float">
            <text:p>1.728</text:p>
          </table:table-cell>
          <table:table-cell table:formula="of:=ABS([.B728]-[.C728])" office:value-type="float" office:value="0.00924999999999998" calcext:value-type="float">
            <text:p>0.0092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729]-[.C729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730]-[.C730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731]-[.C731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732]-[.C732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733]-[.C733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734]-[.C734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735]-[.C735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736]-[.C736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737]-[.C737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738]-[.C738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739]-[.C739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740]-[.C740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741]-[.C741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742]-[.C742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743]-[.C743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744]-[.C744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745]-[.C745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746]-[.C746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747]-[.C747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748]-[.C748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749]-[.C749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750]-[.C750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318" calcext:value-type="float">
            <text:p>1.5318</text:p>
          </table:table-cell>
          <table:table-cell table:formula="of:=ABS([.B751]-[.C751])"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92" calcext:value-type="float">
            <text:p>1.292</text:p>
          </table:table-cell>
          <table:table-cell table:formula="of:=ABS([.B752]-[.C752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978" calcext:value-type="float">
            <text:p>0.65978</text:p>
          </table:table-cell>
          <table:table-cell table:formula="of:=ABS([.B753]-[.C753])" office:value-type="float" office:value="0.00353000000000003" calcext:value-type="float">
            <text:p>0.003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74" calcext:value-type="float">
            <text:p>1.074</text:p>
          </table:table-cell>
          <table:table-cell table:formula="of:=ABS([.B754]-[.C754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92" calcext:value-type="float">
            <text:p>1.292</text:p>
          </table:table-cell>
          <table:table-cell table:formula="of:=ABS([.B755]-[.C755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756]-[.C756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757]-[.C757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758]-[.C758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759]-[.C759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6074" calcext:value-type="float">
            <text:p>-1.6074</text:p>
          </table:table-cell>
          <table:table-cell table:formula="of:=ABS([.B760]-[.C760])" office:value-type="float" office:value="0.0136500000000002" calcext:value-type="float">
            <text:p>0.0136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761]-[.C761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9459" calcext:value-type="float">
            <text:p>1.9459</text:p>
          </table:table-cell>
          <table:table-cell table:formula="of:=ABS([.B762]-[.C762])" office:value-type="float" office:value="0.00839999999999996" calcext:value-type="float">
            <text:p>0.008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763]-[.C763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9439" calcext:value-type="float">
            <text:p>0.59439</text:p>
          </table:table-cell>
          <table:table-cell table:formula="of:=ABS([.B764]-[.C764])" office:value-type="float" office:value="0.000640000000000085" calcext:value-type="float">
            <text:p>0.000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765]-[.C765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766]-[.C766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767]-[.C767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768]-[.C768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769]-[.C769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770]-[.C770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771]-[.C771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772]-[.C772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773]-[.C773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774]-[.C774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2138" calcext:value-type="float">
            <text:p>0.92138</text:p>
          </table:table-cell>
          <table:table-cell table:formula="of:=ABS([.B775]-[.C775])" office:value-type="float" office:value="0.01513" calcext:value-type="float">
            <text:p>0.015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776]-[.C776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777]-[.C777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778]-[.C778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96875" calcext:value-type="float">
            <text:p>1.96875</text:p>
          </table:table-cell>
          <table:table-cell office:value-type="float" office:value="1.9677" calcext:value-type="float">
            <text:p>1.9677</text:p>
          </table:table-cell>
          <table:table-cell table:formula="of:=ABS([.B779]-[.C779])" office:value-type="float" office:value="0.00105" calcext:value-type="float">
            <text:p>0.001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780]-[.C780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781]-[.C781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782]-[.C782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783]-[.C783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784]-[.C784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785]-[.C785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6408" calcext:value-type="float">
            <text:p>1.6408</text:p>
          </table:table-cell>
          <table:table-cell table:formula="of:=ABS([.B786]-[.C786])" office:value-type="float" office:value="0.01545" calcext:value-type="float">
            <text:p>0.0154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787]-[.C787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788]-[.C788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789]-[.C789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790]-[.C790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791]-[.C791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792]-[.C792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793]-[.C793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794]-[.C794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795]-[.C795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796]-[.C796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797]-[.C797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798]-[.C798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799]-[.C799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800]-[.C800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801]-[.C801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574" calcext:value-type="float">
            <text:p>1.3574</text:p>
          </table:table-cell>
          <table:table-cell table:formula="of:=ABS([.B802]-[.C802])" office:value-type="float" office:value="0.0136499999999999" calcext:value-type="float">
            <text:p>0.0136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28125" calcext:value-type="float">
            <text:p>2.28125</text:p>
          </table:table-cell>
          <table:table-cell office:value-type="float" office:value="2.2729" calcext:value-type="float">
            <text:p>2.2729</text:p>
          </table:table-cell>
          <table:table-cell table:formula="of:=ABS([.B803]-[.C803])" office:value-type="float" office:value="0.00835000000000008" calcext:value-type="float">
            <text:p>0.0083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38" calcext:value-type="float">
            <text:p>1.3138</text:p>
          </table:table-cell>
          <table:table-cell table:formula="of:=ABS([.B804]-[.C804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805]-[.C805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806]-[.C806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807]-[.C807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808]-[.C808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809]-[.C809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table:formula="of:=ABS([.B810]-[.C810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811]-[.C811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812]-[.C812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813]-[.C813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814]-[.C814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815]-[.C815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816]-[.C816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817]-[.C817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818]-[.C818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819]-[.C819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820]-[.C820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821]-[.C821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822]-[.C822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823]-[.C823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824]-[.C824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.5972" calcext:value-type="float">
            <text:p>1.5972</text:p>
          </table:table-cell>
          <table:table-cell table:formula="of:=ABS([.B825]-[.C825])" office:value-type="float" office:value="0.00344999999999995" calcext:value-type="float">
            <text:p>0.0034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5" calcext:value-type="float">
            <text:p>1.5</text:p>
          </table:table-cell>
          <table:table-cell office:value-type="float" office:value="1.4882" calcext:value-type="float">
            <text:p>1.4882</text:p>
          </table:table-cell>
          <table:table-cell table:formula="of:=ABS([.B826]-[.C826])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15625" calcext:value-type="float">
            <text:p>1.15625</text:p>
          </table:table-cell>
          <table:table-cell office:value-type="float" office:value="1.1612" calcext:value-type="float">
            <text:p>1.1612</text:p>
          </table:table-cell>
          <table:table-cell table:formula="of:=ABS([.B827]-[.C827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828]-[.C828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829]-[.C829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830]-[.C830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831]-[.C831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832]-[.C832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833]-[.C833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375" calcext:value-type="float">
            <text:p>1.375</text:p>
          </table:table-cell>
          <table:table-cell office:value-type="float" office:value="1.3792" calcext:value-type="float">
            <text:p>1.3792</text:p>
          </table:table-cell>
          <table:table-cell table:formula="of:=ABS([.B834]-[.C834])" office:value-type="float" office:value="0.00419999999999998" calcext:value-type="float">
            <text:p>0.004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835]-[.C835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836]-[.C836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837]-[.C837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838]-[.C838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839]-[.C839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840]-[.C840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841]-[.C841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842]-[.C842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843]-[.C843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844]-[.C844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845]-[.C845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846]-[.C846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847]-[.C847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848]-[.C848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75" calcext:value-type="float">
            <text:p>2.375</text:p>
          </table:table-cell>
          <table:table-cell office:value-type="float" office:value="2.3819" calcext:value-type="float">
            <text:p>2.3819</text:p>
          </table:table-cell>
          <table:table-cell table:formula="of:=ABS([.B849]-[.C849])" office:value-type="float" office:value="0.00689999999999991" calcext:value-type="float">
            <text:p>0.006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71875" calcext:value-type="float">
            <text:p>2.71875</text:p>
          </table:table-cell>
          <table:table-cell office:value-type="float" office:value="2.7089" calcext:value-type="float">
            <text:p>2.7089</text:p>
          </table:table-cell>
          <table:table-cell table:formula="of:=ABS([.B850]-[.C850])" office:value-type="float" office:value="0.00985000000000014" calcext:value-type="float">
            <text:p>0.0098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851]-[.C851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852]-[.C852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853]-[.C853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854]-[.C854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855]-[.C855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856]-[.C856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857]-[.C857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858]-[.C858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859]-[.C859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860]-[.C860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861]-[.C861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862]-[.C862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863]-[.C863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864]-[.C864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865]-[.C865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702" calcext:value-type="float">
            <text:p>1.2702</text:p>
          </table:table-cell>
          <table:table-cell table:formula="of:=ABS([.B866]-[.C866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867]-[.C867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868]-[.C868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869]-[.C869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870]-[.C870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871]-[.C871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872]-[.C872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76" calcext:value-type="float">
            <text:p>1.1176</text:p>
          </table:table-cell>
          <table:table-cell table:formula="of:=ABS([.B873]-[.C873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874]-[.C874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875]-[.C875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876]-[.C876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877]-[.C877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878]-[.C878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879]-[.C879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880]-[.C880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881]-[.C881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882]-[.C882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883]-[.C883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884]-[.C884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885]-[.C885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886]-[.C886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887]-[.C887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888]-[.C888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889]-[.C889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318" calcext:value-type="float">
            <text:p>1.5318</text:p>
          </table:table-cell>
          <table:table-cell table:formula="of:=ABS([.B890]-[.C890])"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891]-[.C891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892]-[.C892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893]-[.C893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894]-[.C894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895]-[.C895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896]-[.C896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897]-[.C897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898]-[.C898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899]-[.C899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900]-[.C900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901]-[.C901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902]-[.C902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903]-[.C903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904]-[.C904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905]-[.C905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906]-[.C906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907]-[.C907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908]-[.C908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909]-[.C909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910]-[.C910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911]-[.C911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912]-[.C912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913]-[.C913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754" calcext:value-type="float">
            <text:p>1.5754</text:p>
          </table:table-cell>
          <table:table-cell table:formula="of:=ABS([.B914]-[.C914])" office:value-type="float" office:value="0.0129000000000001" calcext:value-type="float">
            <text:p>0.012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915]-[.C915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916]-[.C916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9439" calcext:value-type="float">
            <text:p>0.59439</text:p>
          </table:table-cell>
          <table:table-cell table:formula="of:=ABS([.B917]-[.C917])" office:value-type="float" office:value="0.000640000000000085" calcext:value-type="float">
            <text:p>0.0006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918]-[.C918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919]-[.C919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920]-[.C920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406" calcext:value-type="float">
            <text:p>-1.0406</text:p>
          </table:table-cell>
          <table:table-cell table:formula="of:=ABS([.B921]-[.C921])" office:value-type="float" office:value="0.00934999999999997" calcext:value-type="float">
            <text:p>0.0093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922]-[.C922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923]-[.C923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924]-[.C924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925]-[.C925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926]-[.C926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927]-[.C927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9439" calcext:value-type="float">
            <text:p>0.59439</text:p>
          </table:table-cell>
          <table:table-cell table:formula="of:=ABS([.B928]-[.C928])" office:value-type="float" office:value="0.000640000000000085" calcext:value-type="float">
            <text:p>0.0006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929]-[.C929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930]-[.C930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931]-[.C931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932]-[.C932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933]-[.C933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42" calcext:value-type="float">
            <text:p>-1.542</text:p>
          </table:table-cell>
          <table:table-cell table:formula="of:=ABS([.B934]-[.C934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0842" calcext:value-type="float">
            <text:p>-1.0842</text:p>
          </table:table-cell>
          <table:table-cell table:formula="of:=ABS([.B935]-[.C935])" office:value-type="float" office:value="0.00954999999999995" calcext:value-type="float">
            <text:p>0.0095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936]-[.C936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937]-[.C937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318" calcext:value-type="float">
            <text:p>1.5318</text:p>
          </table:table-cell>
          <table:table-cell table:formula="of:=ABS([.B938]-[.C938])"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939]-[.C939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940]-[.C940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941]-[.C941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942]-[.C942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943]-[.C943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944]-[.C944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945]-[.C945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946]-[.C946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947]-[.C947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948]-[.C948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0625" calcext:value-type="float">
            <text:p>1.40625</text:p>
          </table:table-cell>
          <table:table-cell office:value-type="float" office:value="1.401" calcext:value-type="float">
            <text:p>1.401</text:p>
          </table:table-cell>
          <table:table-cell table:formula="of:=ABS([.B949]-[.C949])" office:value-type="float" office:value="0.00524999999999998" calcext:value-type="float">
            <text:p>0.0052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950]-[.C950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951]-[.C951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952]-[.C952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953]-[.C953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954]-[.C954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955]-[.C955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956]-[.C956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957]-[.C957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958]-[.C958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959]-[.C959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960]-[.C960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961]-[.C961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table:formula="of:=ABS([.B962]-[.C962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0.98677" calcext:value-type="float">
            <text:p>0.98677</text:p>
          </table:table-cell>
          <table:table-cell table:formula="of:=ABS([.B963]-[.C963])" office:value-type="float" office:value="0.01323" calcext:value-type="float">
            <text:p>0.0132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964]-[.C964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965]-[.C965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375" calcext:value-type="float">
            <text:p>1.375</text:p>
          </table:table-cell>
          <table:table-cell office:value-type="float" office:value="1.3792" calcext:value-type="float">
            <text:p>1.3792</text:p>
          </table:table-cell>
          <table:table-cell table:formula="of:=ABS([.B966]-[.C966])" office:value-type="float" office:value="0.00419999999999998" calcext:value-type="float">
            <text:p>0.004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967]-[.C967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968]-[.C968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969]-[.C969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970]-[.C970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971]-[.C971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356" calcext:value-type="float">
            <text:p>1.3356</text:p>
          </table:table-cell>
          <table:table-cell table:formula="of:=ABS([.B972]-[.C972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318" calcext:value-type="float">
            <text:p>1.5318</text:p>
          </table:table-cell>
          <table:table-cell table:formula="of:=ABS([.B973]-[.C973])"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974]-[.C974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975]-[.C975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976]-[.C976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977]-[.C977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106" calcext:value-type="float">
            <text:p>-1.106</text:p>
          </table:table-cell>
          <table:table-cell table:formula="of:=ABS([.B978]-[.C978])" office:value-type="float" office:value="0.0122500000000001" calcext:value-type="float">
            <text:p>0.0122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979]-[.C979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1.433" calcext:value-type="float">
            <text:p>-1.433</text:p>
          </table:table-cell>
          <table:table-cell table:formula="of:=ABS([.B980]-[.C980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.71875" calcext:value-type="float">
            <text:p>-1.71875</text:p>
          </table:table-cell>
          <table:table-cell office:value-type="float" office:value="-1.7163" calcext:value-type="float">
            <text:p>-1.7163</text:p>
          </table:table-cell>
          <table:table-cell table:formula="of:=ABS([.B981]-[.C981])" office:value-type="float" office:value="0.00245000000000006" calcext:value-type="float">
            <text:p>0.0024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1.1932" calcext:value-type="float">
            <text:p>-1.1932</text:p>
          </table:table-cell>
          <table:table-cell table:formula="of:=ABS([.B982]-[.C982])" office:value-type="float" office:value="0.00570000000000004" calcext:value-type="float">
            <text:p>0.005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983]-[.C983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984]-[.C984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985]-[.C985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4664" calcext:value-type="float">
            <text:p>1.4664</text:p>
          </table:table-cell>
          <table:table-cell table:formula="of:=ABS([.B986]-[.C986])" office:value-type="float" office:value="0.00234999999999985" calcext:value-type="float">
            <text:p>0.0023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987]-[.C987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988]-[.C988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989]-[.C989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9487" calcext:value-type="float">
            <text:p>2.9487</text:p>
          </table:table-cell>
          <table:table-cell table:formula="of:=ABS([.B990]-[.C990])" office:value-type="float" office:value="0.0112000000000001" calcext:value-type="float">
            <text:p>0.011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40625" calcext:value-type="float">
            <text:p>2.40625</text:p>
          </table:table-cell>
          <table:table-cell office:value-type="float" office:value="2.4037" calcext:value-type="float">
            <text:p>2.4037</text:p>
          </table:table-cell>
          <table:table-cell table:formula="of:=ABS([.B991]-[.C991])" office:value-type="float" office:value="0.00254999999999983" calcext:value-type="float">
            <text:p>0.0025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992]-[.C992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993]-[.C993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994]-[.C994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318" calcext:value-type="float">
            <text:p>1.5318</text:p>
          </table:table-cell>
          <table:table-cell table:formula="of:=ABS([.B995]-[.C995])"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84375" calcext:value-type="float">
            <text:p>1.84375</text:p>
          </table:table-cell>
          <table:table-cell office:value-type="float" office:value="1.837" calcext:value-type="float">
            <text:p>1.837</text:p>
          </table:table-cell>
          <table:table-cell table:formula="of:=ABS([.B996]-[.C996])" office:value-type="float" office:value="0.00675000000000003" calcext:value-type="float">
            <text:p>0.0067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75" calcext:value-type="float">
            <text:p>1.75</text:p>
          </table:table-cell>
          <table:table-cell office:value-type="float" office:value="1.7498" calcext:value-type="float">
            <text:p>1.7498</text:p>
          </table:table-cell>
          <table:table-cell table:formula="of:=ABS([.B997]-[.C997])" office:value-type="float" office:value="0.000199999999999978" calcext:value-type="float">
            <text:p>0.000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38" calcext:value-type="float">
            <text:p>1.3138</text:p>
          </table:table-cell>
          <table:table-cell table:formula="of:=ABS([.B998]-[.C998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999]-[.C999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1000]-[.C1000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0842" calcext:value-type="float">
            <text:p>-1.0842</text:p>
          </table:table-cell>
          <table:table-cell table:formula="of:=ABS([.B1001]-[.C1001])" office:value-type="float" office:value="0.00954999999999995" calcext:value-type="float">
            <text:p>0.009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1002]-[.C1002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1003]-[.C1003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1004]-[.C1004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005]-[.C1005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006]-[.C1006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007]-[.C1007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1008]-[.C1008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009]-[.C1009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228" calcext:value-type="float">
            <text:p>1.4228</text:p>
          </table:table-cell>
          <table:table-cell table:formula="of:=ABS([.B1010]-[.C1010])" office:value-type="float" office:value="0.0146999999999999" calcext:value-type="float">
            <text:p>0.014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1011]-[.C1011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012]-[.C1012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1639" calcext:value-type="float">
            <text:p>2.1639</text:p>
          </table:table-cell>
          <table:table-cell table:formula="of:=ABS([.B1013]-[.C1013])" office:value-type="float" office:value="0.00764999999999993" calcext:value-type="float">
            <text:p>0.0076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1014]-[.C10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1015]-[.C10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.4375" calcext:value-type="float">
            <text:p>2.4375</text:p>
          </table:table-cell>
          <table:table-cell office:value-type="float" office:value="2.4473" calcext:value-type="float">
            <text:p>2.4473</text:p>
          </table:table-cell>
          <table:table-cell table:formula="of:=ABS([.B1016]-[.C1016])" office:value-type="float" office:value="0.00980000000000025" calcext:value-type="float">
            <text:p>0.009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1017]-[.C1017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1018]-[.C1018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1019]-[.C1019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020]-[.C1020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021]-[.C1021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1022]-[.C1022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023]-[.C1023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024]-[.C1024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025]-[.C1025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026]-[.C1026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027]-[.C1027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028]-[.C1028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029]-[.C1029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030]-[.C1030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1031]-[.C1031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1032]-[.C1032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033]-[.C1033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318" calcext:value-type="float">
            <text:p>1.5318</text:p>
          </table:table-cell>
          <table:table-cell table:formula="of:=ABS([.B1034]-[.C1034])"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702" calcext:value-type="float">
            <text:p>1.2702</text:p>
          </table:table-cell>
          <table:table-cell table:formula="of:=ABS([.B1035]-[.C1035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1036]-[.C1036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2.9051" calcext:value-type="float">
            <text:p>2.9051</text:p>
          </table:table-cell>
          <table:table-cell table:formula="of:=ABS([.B1037]-[.C1037])" office:value-type="float" office:value="0.00114999999999998" calcext:value-type="float">
            <text:p>0.0011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1038]-[.C10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.59375" calcext:value-type="float">
            <text:p>2.59375</text:p>
          </table:table-cell>
          <table:table-cell office:value-type="float" office:value="2.5999" calcext:value-type="float">
            <text:p>2.5999</text:p>
          </table:table-cell>
          <table:table-cell table:formula="of:=ABS([.B1039]-[.C1039])" office:value-type="float" office:value="0.00614999999999988" calcext:value-type="float">
            <text:p>0.0061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1040]-[.C1040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041]-[.C1041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042]-[.C1042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1043]-[.C1043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1044]-[.C1044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1045]-[.C1045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046]-[.C1046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047]-[.C1047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048]-[.C1048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049]-[.C1049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050]-[.C1050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051]-[.C1051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052]-[.C1052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053]-[.C1053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054]-[.C1054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055]-[.C1055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056]-[.C1056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1057]-[.C1057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4664" calcext:value-type="float">
            <text:p>1.4664</text:p>
          </table:table-cell>
          <table:table-cell table:formula="of:=ABS([.B1058]-[.C1058])" office:value-type="float" office:value="0.00234999999999985" calcext:value-type="float">
            <text:p>0.0023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1059]-[.C1059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.6875" calcext:value-type="float">
            <text:p>1.6875</text:p>
          </table:table-cell>
          <table:table-cell office:value-type="float" office:value="1.6844" calcext:value-type="float">
            <text:p>1.6844</text:p>
          </table:table-cell>
          <table:table-cell table:formula="of:=ABS([.B1060]-[.C1060])" office:value-type="float" office:value="0.00309999999999988" calcext:value-type="float">
            <text:p>0.0031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1061]-[.C10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2.9051" calcext:value-type="float">
            <text:p>2.9051</text:p>
          </table:table-cell>
          <table:table-cell table:formula="of:=ABS([.B1062]-[.C1062])" office:value-type="float" office:value="0.00114999999999998" calcext:value-type="float">
            <text:p>0.00115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1063]-[.C1063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064]-[.C1064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065]-[.C1065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066]-[.C1066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067]-[.C1067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068]-[.C1068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069]-[.C1069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070]-[.C1070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071]-[.C1071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072]-[.C1072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073]-[.C1073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074]-[.C1074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075]-[.C1075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076]-[.C1076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077]-[.C1077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078]-[.C1078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1079]-[.C1079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1080]-[.C1080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081]-[.C1081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1082]-[.C1082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1083]-[.C1083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.21875" calcext:value-type="float">
            <text:p>2.21875</text:p>
          </table:table-cell>
          <table:table-cell office:value-type="float" office:value="2.2075" calcext:value-type="float">
            <text:p>2.2075</text:p>
          </table:table-cell>
          <table:table-cell table:formula="of:=ABS([.B1084]-[.C1084])" office:value-type="float" office:value="0.01125" calcext:value-type="float">
            <text:p>0.0112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1085]-[.C10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.875" calcext:value-type="float">
            <text:p>1.875</text:p>
          </table:table-cell>
          <table:table-cell office:value-type="float" office:value="1.8805" calcext:value-type="float">
            <text:p>1.8805</text:p>
          </table:table-cell>
          <table:table-cell table:formula="of:=ABS([.B1086]-[.C1086])" office:value-type="float" office:value="0.00550000000000006" calcext:value-type="float">
            <text:p>0.005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087]-[.C1087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1088]-[.C1088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089]-[.C1089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090]-[.C1090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091]-[.C1091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092]-[.C1092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093]-[.C1093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094]-[.C1094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095]-[.C1095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096]-[.C1096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097]-[.C1097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098]-[.C1098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099]-[.C1099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100]-[.C1100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101]-[.C1101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1102]-[.C1102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1103]-[.C1103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1104]-[.C1104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1105]-[.C1105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106]-[.C1106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1107]-[.C1107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.5625" calcext:value-type="float">
            <text:p>2.5625</text:p>
          </table:table-cell>
          <table:table-cell office:value-type="float" office:value="2.5563" calcext:value-type="float">
            <text:p>2.5563</text:p>
          </table:table-cell>
          <table:table-cell table:formula="of:=ABS([.B1108]-[.C1108])" office:value-type="float" office:value="0.00619999999999976" calcext:value-type="float">
            <text:p>0.0062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2.9051" calcext:value-type="float">
            <text:p>2.9051</text:p>
          </table:table-cell>
          <table:table-cell table:formula="of:=ABS([.B1109]-[.C1109])" office:value-type="float" office:value="0.00114999999999998" calcext:value-type="float">
            <text:p>0.00115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1110]-[.C1110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111]-[.C1111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112]-[.C1112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113]-[.C1113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114]-[.C1114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115]-[.C1115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116]-[.C1116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117]-[.C1117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118]-[.C1118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119]-[.C1119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120]-[.C1120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121]-[.C1121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122]-[.C1122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1123]-[.C1123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1124]-[.C1124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1125]-[.C1125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126]-[.C1126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1127]-[.C1127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128]-[.C1128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1129]-[.C1129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130]-[.C1130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1131]-[.C1131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3383" calcext:value-type="float">
            <text:p>2.3383</text:p>
          </table:table-cell>
          <table:table-cell table:formula="of:=ABS([.B1132]-[.C1132])" office:value-type="float" office:value="0.00545000000000018" calcext:value-type="float">
            <text:p>0.0054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.53125" calcext:value-type="float">
            <text:p>2.53125</text:p>
          </table:table-cell>
          <table:table-cell office:value-type="float" office:value="2.5345" calcext:value-type="float">
            <text:p>2.5345</text:p>
          </table:table-cell>
          <table:table-cell table:formula="of:=ABS([.B1133]-[.C1133])" office:value-type="float" office:value="0.00324999999999998" calcext:value-type="float">
            <text:p>0.0032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134]-[.C1134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135]-[.C1135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136]-[.C1136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137]-[.C1137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1138]-[.C1138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139]-[.C1139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140]-[.C1140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141]-[.C1141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142]-[.C1142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143]-[.C1143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144]-[.C1144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145]-[.C1145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1146]-[.C1146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147]-[.C1147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148]-[.C1148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1149]-[.C1149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150]-[.C1150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151]-[.C1151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152]-[.C1152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153]-[.C1153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1154]-[.C1154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1155]-[.C1155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1156]-[.C1156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1157]-[.C1157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42" calcext:value-type="float">
            <text:p>-1.542</text:p>
          </table:table-cell>
          <table:table-cell table:formula="of:=ABS([.B1158]-[.C1158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1159]-[.C1159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1160]-[.C1160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1161]-[.C1161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1162]-[.C1162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1163]-[.C1163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1164]-[.C1164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1165]-[.C1165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1166]-[.C1166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.75" calcext:value-type="float">
            <text:p>-1.75</text:p>
          </table:table-cell>
          <table:table-cell office:value-type="float" office:value="-1.7599" calcext:value-type="float">
            <text:p>-1.7599</text:p>
          </table:table-cell>
          <table:table-cell table:formula="of:=ABS([.B1167]-[.C1167])" office:value-type="float" office:value="0.00990000000000002" calcext:value-type="float">
            <text:p>0.009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1168]-[.C1168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1169]-[.C1169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170]-[.C1170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1171]-[.C1171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172]-[.C1172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173]-[.C1173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7517" calcext:value-type="float">
            <text:p>-0.97517</text:p>
          </table:table-cell>
          <table:table-cell table:formula="of:=ABS([.B1174]-[.C1174])" office:value-type="float" office:value="0.00641999999999998" calcext:value-type="float">
            <text:p>0.00642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1175]-[.C1175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1176]-[.C1176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1177]-[.C1177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1178]-[.C1178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1179]-[.C1179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42" calcext:value-type="float">
            <text:p>-1.542</text:p>
          </table:table-cell>
          <table:table-cell table:formula="of:=ABS([.B1180]-[.C1180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42" calcext:value-type="float">
            <text:p>-1.542</text:p>
          </table:table-cell>
          <table:table-cell table:formula="of:=ABS([.B1181]-[.C1181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-1.625" calcext:value-type="float">
            <text:p>-1.625</text:p>
          </table:table-cell>
          <table:table-cell office:value-type="float" office:value="-1.6291" calcext:value-type="float">
            <text:p>-1.6291</text:p>
          </table:table-cell>
          <table:table-cell table:formula="of:=ABS([.B1182]-[.C1182])" office:value-type="float" office:value="0.00409999999999999" calcext:value-type="float">
            <text:p>0.0041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1183]-[.C1183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1184]-[.C1184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185]-[.C1185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186]-[.C1186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1187]-[.C1187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1188]-[.C1188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.75" calcext:value-type="float">
            <text:p>-1.75</text:p>
          </table:table-cell>
          <table:table-cell office:value-type="float" office:value="-1.7599" calcext:value-type="float">
            <text:p>-1.7599</text:p>
          </table:table-cell>
          <table:table-cell table:formula="of:=ABS([.B1189]-[.C1189])" office:value-type="float" office:value="0.00990000000000002" calcext:value-type="float">
            <text:p>0.009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1190]-[.C1190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548" calcext:value-type="float">
            <text:p>-1.4548</text:p>
          </table:table-cell>
          <table:table-cell table:formula="of:=ABS([.B1191]-[.C1191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1192]-[.C1192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1193]-[.C1193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1194]-[.C1194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1195]-[.C1195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1196]-[.C1196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1197]-[.C1197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1198]-[.C1198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199]-[.C1199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1200]-[.C1200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.625" calcext:value-type="float">
            <text:p>-1.625</text:p>
          </table:table-cell>
          <table:table-cell office:value-type="float" office:value="-1.6291" calcext:value-type="float">
            <text:p>-1.6291</text:p>
          </table:table-cell>
          <table:table-cell table:formula="of:=ABS([.B1201]-[.C1201])" office:value-type="float" office:value="0.00409999999999999" calcext:value-type="float">
            <text:p>0.00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894" calcext:value-type="float">
            <text:p>-1.3894</text:p>
          </table:table-cell>
          <table:table-cell table:formula="of:=ABS([.B1202]-[.C1202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1203]-[.C1203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1204]-[.C1204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1205]-[.C1205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1206]-[.C1206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.625" calcext:value-type="float">
            <text:p>-1.625</text:p>
          </table:table-cell>
          <table:table-cell office:value-type="float" office:value="-1.6291" calcext:value-type="float">
            <text:p>-1.6291</text:p>
          </table:table-cell>
          <table:table-cell table:formula="of:=ABS([.B1207]-[.C1207])" office:value-type="float" office:value="0.00409999999999999" calcext:value-type="float">
            <text:p>0.004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1208]-[.C1208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1209]-[.C1209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1210]-[.C1210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1211]-[.C1211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1212]-[.C1212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1.1932" calcext:value-type="float">
            <text:p>-1.1932</text:p>
          </table:table-cell>
          <table:table-cell table:formula="of:=ABS([.B1213]-[.C1213])" office:value-type="float" office:value="0.00570000000000004" calcext:value-type="float">
            <text:p>0.0057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1214]-[.C1214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406" calcext:value-type="float">
            <text:p>-1.0406</text:p>
          </table:table-cell>
          <table:table-cell table:formula="of:=ABS([.B1215]-[.C1215])" office:value-type="float" office:value="0.00934999999999997" calcext:value-type="float">
            <text:p>0.0093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1216]-[.C1216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1217]-[.C1217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1218]-[.C1218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1219]-[.C1219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220]-[.C1220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221]-[.C1221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1222]-[.C1222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223]-[.C1223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1224]-[.C1224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1225]-[.C1225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-1.21875" calcext:value-type="float">
            <text:p>-1.21875</text:p>
          </table:table-cell>
          <table:table-cell office:value-type="float" office:value="-1.215" calcext:value-type="float">
            <text:p>-1.215</text:p>
          </table:table-cell>
          <table:table-cell table:formula="of:=ABS([.B1226]-[.C1226])" office:value-type="float" office:value="0.00374999999999992" calcext:value-type="float">
            <text:p>0.0037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202" calcext:value-type="float">
            <text:p>-1.5202</text:p>
          </table:table-cell>
          <table:table-cell table:formula="of:=ABS([.B1227]-[.C1227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-1.65625" calcext:value-type="float">
            <text:p>-1.65625</text:p>
          </table:table-cell>
          <table:table-cell office:value-type="float" office:value="-1.6509" calcext:value-type="float">
            <text:p>-1.6509</text:p>
          </table:table-cell>
          <table:table-cell table:formula="of:=ABS([.B1228]-[.C1228])" office:value-type="float" office:value="0.00534999999999997" calcext:value-type="float">
            <text:p>0.0053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1229]-[.C1229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1230]-[.C1230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1231]-[.C1231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1232]-[.C1232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1233]-[.C1233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234]-[.C1234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1235]-[.C1235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236]-[.C1236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237]-[.C1237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238]-[.C1238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239]-[.C1239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1240]-[.C1240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1241]-[.C1241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1242]-[.C1242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243]-[.C1243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244]-[.C1244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245]-[.C1245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60458" calcext:value-type="float">
            <text:p>-0.60458</text:p>
          </table:table-cell>
          <table:table-cell table:formula="of:=ABS([.B1246]-[.C1246])" office:value-type="float" office:value="0.01083" calcext:value-type="float">
            <text:p>0.0108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1247]-[.C1247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1248]-[.C1248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.375" calcext:value-type="float">
            <text:p>-1.375</text:p>
          </table:table-cell>
          <table:table-cell office:value-type="float" office:value="-1.3676" calcext:value-type="float">
            <text:p>-1.3676</text:p>
          </table:table-cell>
          <table:table-cell table:formula="of:=ABS([.B1249]-[.C1249])" office:value-type="float" office:value="0.00740000000000007" calcext:value-type="float">
            <text:p>0.007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250]-[.C1250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.5" calcext:value-type="float">
            <text:p>-1.5</text:p>
          </table:table-cell>
          <table:table-cell office:value-type="float" office:value="-1.4984" calcext:value-type="float">
            <text:p>-1.4984</text:p>
          </table:table-cell>
          <table:table-cell table:formula="of:=ABS([.B1251]-[.C1251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42" calcext:value-type="float">
            <text:p>-1.542</text:p>
          </table:table-cell>
          <table:table-cell table:formula="of:=ABS([.B1252]-[.C1252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1253]-[.C1253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-1" calcext:value-type="float">
            <text:p>-1</text:p>
          </table:table-cell>
          <table:table-cell office:value-type="float" office:value="-0.99697" calcext:value-type="float">
            <text:p>-0.99697</text:p>
          </table:table-cell>
          <table:table-cell table:formula="of:=ABS([.B1254]-[.C1254])" office:value-type="float" office:value="0.00302999999999987" calcext:value-type="float">
            <text:p>0.0030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255]-[.C1255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1256]-[.C1256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257]-[.C1257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1258]-[.C1258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1259]-[.C1259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260]-[.C1260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1261]-[.C1261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262]-[.C1262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263]-[.C1263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1264]-[.C1264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106" calcext:value-type="float">
            <text:p>-1.106</text:p>
          </table:table-cell>
          <table:table-cell table:formula="of:=ABS([.B1265]-[.C1265])" office:value-type="float" office:value="0.0122500000000001" calcext:value-type="float">
            <text:p>0.01225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266]-[.C1266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1267]-[.C1267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268]-[.C1268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1269]-[.C1269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1270]-[.C1270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1271]-[.C1271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7517" calcext:value-type="float">
            <text:p>-0.97517</text:p>
          </table:table-cell>
          <table:table-cell table:formula="of:=ABS([.B1272]-[.C1272])" office:value-type="float" office:value="0.00641999999999998" calcext:value-type="float">
            <text:p>0.0064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.28125" calcext:value-type="float">
            <text:p>-1.28125</text:p>
          </table:table-cell>
          <table:table-cell office:value-type="float" office:value="-1.2804" calcext:value-type="float">
            <text:p>-1.2804</text:p>
          </table:table-cell>
          <table:table-cell table:formula="of:=ABS([.B1273]-[.C1273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274]-[.C1274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1275]-[.C1275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1276]-[.C1276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1277]-[.C1277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1278]-[.C1278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.875" calcext:value-type="float">
            <text:p>1.875</text:p>
          </table:table-cell>
          <table:table-cell office:value-type="float" office:value="1.8805" calcext:value-type="float">
            <text:p>1.8805</text:p>
          </table:table-cell>
          <table:table-cell table:formula="of:=ABS([.B1279]-[.C1279])" office:value-type="float" office:value="0.00550000000000006" calcext:value-type="float">
            <text:p>0.005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.1875" calcext:value-type="float">
            <text:p>1.1875</text:p>
          </table:table-cell>
          <table:table-cell office:value-type="float" office:value="1.183" calcext:value-type="float">
            <text:p>1.183</text:p>
          </table:table-cell>
          <table:table-cell table:formula="of:=ABS([.B1280]-[.C1280])" office:value-type="float" office:value="0.00449999999999995" calcext:value-type="float">
            <text:p>0.004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281]-[.C1281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1282]-[.C1282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283]-[.C1283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1284]-[.C1284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285]-[.C1285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286]-[.C1286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1287]-[.C1287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-1.28125" calcext:value-type="float">
            <text:p>-1.28125</text:p>
          </table:table-cell>
          <table:table-cell office:value-type="float" office:value="-1.2804" calcext:value-type="float">
            <text:p>-1.2804</text:p>
          </table:table-cell>
          <table:table-cell table:formula="of:=ABS([.B1288]-[.C1288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1289]-[.C1289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290]-[.C1290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1291]-[.C1291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1292]-[.C1292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293]-[.C1293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2257" calcext:value-type="float">
            <text:p>-0.82257</text:p>
          </table:table-cell>
          <table:table-cell table:formula="of:=ABS([.B1294]-[.C1294])" office:value-type="float" office:value="0.01007" calcext:value-type="float">
            <text:p>0.01007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295]-[.C1295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296]-[.C1296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8797" calcext:value-type="float">
            <text:p>-0.88797</text:p>
          </table:table-cell>
          <table:table-cell table:formula="of:=ABS([.B1297]-[.C1297])" office:value-type="float" office:value="0.01297" calcext:value-type="float">
            <text:p>0.0129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1298]-[.C1298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1299]-[.C1299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1300]-[.C1300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1301]-[.C1301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4664" calcext:value-type="float">
            <text:p>1.4664</text:p>
          </table:table-cell>
          <table:table-cell table:formula="of:=ABS([.B1302]-[.C1302])" office:value-type="float" office:value="0.00234999999999985" calcext:value-type="float">
            <text:p>0.0023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.5" calcext:value-type="float">
            <text:p>2.5</text:p>
          </table:table-cell>
          <table:table-cell office:value-type="float" office:value="2.4909" calcext:value-type="float">
            <text:p>2.4909</text:p>
          </table:table-cell>
          <table:table-cell table:formula="of:=ABS([.B1303]-[.C1303])" office:value-type="float" office:value="0.00910000000000011" calcext:value-type="float">
            <text:p>0.0091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6626" calcext:value-type="float">
            <text:p>1.6626</text:p>
          </table:table-cell>
          <table:table-cell table:formula="of:=ABS([.B1304]-[.C1304])" office:value-type="float" office:value="0.00635000000000008" calcext:value-type="float">
            <text:p>0.0063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1305]-[.C1305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18" calcext:value-type="float">
            <text:p>0.94318</text:p>
          </table:table-cell>
          <table:table-cell table:formula="of:=ABS([.B1306]-[.C1306])" office:value-type="float" office:value="0.00568000000000013" calcext:value-type="float">
            <text:p>0.0056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1307]-[.C1307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308]-[.C1308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309]-[.C1309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1310]-[.C1310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311]-[.C1311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1312]-[.C1312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313]-[.C1313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2138" calcext:value-type="float">
            <text:p>0.92138</text:p>
          </table:table-cell>
          <table:table-cell table:formula="of:=ABS([.B1314]-[.C1314])" office:value-type="float" office:value="0.01513" calcext:value-type="float">
            <text:p>0.0151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1315]-[.C1315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1316]-[.C1316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317]-[.C1317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318]-[.C1318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1319]-[.C1319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320]-[.C1320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1321]-[.C1321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1322]-[.C1322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1323]-[.C1323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368" calcext:value-type="float">
            <text:p>-1.2368</text:p>
          </table:table-cell>
          <table:table-cell table:formula="of:=ABS([.B1324]-[.C1324])" office:value-type="float" office:value="0.0131999999999999" calcext:value-type="float">
            <text:p>0.0132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1325]-[.C1325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326]-[.C1326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6626" calcext:value-type="float">
            <text:p>1.6626</text:p>
          </table:table-cell>
          <table:table-cell table:formula="of:=ABS([.B1327]-[.C1327])" office:value-type="float" office:value="0.00635000000000008" calcext:value-type="float">
            <text:p>0.0063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1328]-[.C1328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329]-[.C1329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5598" calcext:value-type="float">
            <text:p>0.85598</text:p>
          </table:table-cell>
          <table:table-cell table:formula="of:=ABS([.B1330]-[.C1330])" office:value-type="float" office:value="0.01223" calcext:value-type="float">
            <text:p>0.01223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1331]-[.C1331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2499" calcext:value-type="float">
            <text:p>-0.12499</text:p>
          </table:table-cell>
          <table:table-cell table:formula="of:=ABS([.B1332]-[.C1332])" office:value-type="float" office:value="0.00000999999999999612" calcext:value-type="float">
            <text:p>0.0000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333]-[.C1333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334]-[.C1334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335]-[.C1335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-1.6945" calcext:value-type="float">
            <text:p>-1.6945</text:p>
          </table:table-cell>
          <table:table-cell table:formula="of:=ABS([.B1336]-[.C1336])" office:value-type="float" office:value="0.00700000000000012" calcext:value-type="float">
            <text:p>0.00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337]-[.C1337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.75" calcext:value-type="float">
            <text:p>1.75</text:p>
          </table:table-cell>
          <table:table-cell office:value-type="float" office:value="1.7498" calcext:value-type="float">
            <text:p>1.7498</text:p>
          </table:table-cell>
          <table:table-cell table:formula="of:=ABS([.B1338]-[.C1338])" office:value-type="float" office:value="0.000199999999999978" calcext:value-type="float">
            <text:p>0.000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978" calcext:value-type="float">
            <text:p>0.65978</text:p>
          </table:table-cell>
          <table:table-cell table:formula="of:=ABS([.B1339]-[.C1339])" office:value-type="float" office:value="0.00353000000000003" calcext:value-type="float">
            <text:p>0.0035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1340]-[.C1340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341]-[.C1341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1342]-[.C1342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343]-[.C1343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344]-[.C1344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345]-[.C1345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346]-[.C1346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1347]-[.C1347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1.28125" calcext:value-type="float">
            <text:p>-1.28125</text:p>
          </table:table-cell>
          <table:table-cell office:value-type="float" office:value="-1.2804" calcext:value-type="float">
            <text:p>-1.2804</text:p>
          </table:table-cell>
          <table:table-cell table:formula="of:=ABS([.B1348]-[.C1348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1349]-[.C1349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1350]-[.C1350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1351]-[.C1351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352]-[.C1352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353]-[.C1353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1354]-[.C1354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536" calcext:value-type="float">
            <text:p>1.5536</text:p>
          </table:table-cell>
          <table:table-cell table:formula="of:=ABS([.B1355]-[.C1355])" office:value-type="float" office:value="0.00890000000000013" calcext:value-type="float">
            <text:p>0.008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1356]-[.C1356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1357]-[.C1357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358]-[.C1358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1359]-[.C1359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-1.40625" calcext:value-type="float">
            <text:p>-1.40625</text:p>
          </table:table-cell>
          <table:table-cell office:value-type="float" office:value="-1.4112" calcext:value-type="float">
            <text:p>-1.4112</text:p>
          </table:table-cell>
          <table:table-cell table:formula="of:=ABS([.B1360]-[.C1360])" office:value-type="float" office:value="0.00495000000000001" calcext:value-type="float">
            <text:p>0.0049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1361]-[.C1361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446" calcext:value-type="float">
            <text:p>1.4446</text:p>
          </table:table-cell>
          <table:table-cell table:formula="of:=ABS([.B1362]-[.C1362])" office:value-type="float" office:value="0.00709999999999988" calcext:value-type="float">
            <text:p>0.0071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1363]-[.C1363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364]-[.C1364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365]-[.C1365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-0.71875" calcext:value-type="float">
            <text:p>-0.71875</text:p>
          </table:table-cell>
          <table:table-cell office:value-type="float" office:value="-0.71358" calcext:value-type="float">
            <text:p>-0.71358</text:p>
          </table:table-cell>
          <table:table-cell table:formula="of:=ABS([.B1366]-[.C1366])" office:value-type="float" office:value="0.00517000000000001" calcext:value-type="float">
            <text:p>0.0051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367]-[.C1367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-0.59375" calcext:value-type="float">
            <text:p>-0.59375</text:p>
          </table:table-cell>
          <table:table-cell office:value-type="float" office:value="-0.58278" calcext:value-type="float">
            <text:p>-0.58278</text:p>
          </table:table-cell>
          <table:table-cell table:formula="of:=ABS([.B1368]-[.C1368])" office:value-type="float" office:value="0.0109699999999999" calcext:value-type="float">
            <text:p>0.0109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6998" calcext:value-type="float">
            <text:p>-0.66998</text:p>
          </table:table-cell>
          <table:table-cell table:formula="of:=ABS([.B1369]-[.C1369])" office:value-type="float" office:value="0.01373" calcext:value-type="float">
            <text:p>0.0137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1370]-[.C1370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" calcext:value-type="float">
            <text:p>-1</text:p>
          </table:table-cell>
          <table:table-cell office:value-type="float" office:value="-0.99697" calcext:value-type="float">
            <text:p>-0.99697</text:p>
          </table:table-cell>
          <table:table-cell table:formula="of:=ABS([.B1371]-[.C1371])" office:value-type="float" office:value="0.00302999999999987" calcext:value-type="float">
            <text:p>0.0030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1372]-[.C1372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1373]-[.C1373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1374]-[.C1374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1375]-[.C1375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1376]-[.C1376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3279" calcext:value-type="float">
            <text:p>0.33279</text:p>
          </table:table-cell>
          <table:table-cell table:formula="of:=ABS([.B1377]-[.C1377])"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18" calcext:value-type="float">
            <text:p>0.94318</text:p>
          </table:table-cell>
          <table:table-cell table:formula="of:=ABS([.B1378]-[.C1378])" office:value-type="float" office:value="0.00568000000000013" calcext:value-type="float">
            <text:p>0.0056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9241" calcext:value-type="float">
            <text:p>1.9241</text:p>
          </table:table-cell>
          <table:table-cell table:formula="of:=ABS([.B1379]-[.C1379])" office:value-type="float" office:value="0.0133999999999999" calcext:value-type="float">
            <text:p>0.0134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0.98677" calcext:value-type="float">
            <text:p>0.98677</text:p>
          </table:table-cell>
          <table:table-cell table:formula="of:=ABS([.B1380]-[.C1380])" office:value-type="float" office:value="0.01323" calcext:value-type="float">
            <text:p>0.0132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1381]-[.C1381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1382]-[.C1382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1383]-[.C1383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1384]-[.C1384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1385]-[.C1385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574" calcext:value-type="float">
            <text:p>1.3574</text:p>
          </table:table-cell>
          <table:table-cell table:formula="of:=ABS([.B1386]-[.C1386])" office:value-type="float" office:value="0.0136499999999999" calcext:value-type="float">
            <text:p>0.0136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2899" calcext:value-type="float">
            <text:p>0.52899</text:p>
          </table:table-cell>
          <table:table-cell table:formula="of:=ABS([.B1387]-[.C1387])" office:value-type="float" office:value="0.00225999999999993" calcext:value-type="float">
            <text:p>0.0022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388]-[.C1388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389]-[.C1389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-0.78125" calcext:value-type="float">
            <text:p>-0.78125</text:p>
          </table:table-cell>
          <table:table-cell office:value-type="float" office:value="-0.77897" calcext:value-type="float">
            <text:p>-0.77897</text:p>
          </table:table-cell>
          <table:table-cell table:formula="of:=ABS([.B1390]-[.C1390])" office:value-type="float" office:value="0.00228000000000006" calcext:value-type="float">
            <text:p>0.00228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1391]-[.C1391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1392]-[.C1392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393]-[.C1393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1394]-[.C1394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7517" calcext:value-type="float">
            <text:p>-0.97517</text:p>
          </table:table-cell>
          <table:table-cell table:formula="of:=ABS([.B1395]-[.C1395])" office:value-type="float" office:value="0.00641999999999998" calcext:value-type="float">
            <text:p>0.0064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0842" calcext:value-type="float">
            <text:p>-1.0842</text:p>
          </table:table-cell>
          <table:table-cell table:formula="of:=ABS([.B1396]-[.C1396])" office:value-type="float" office:value="0.00954999999999995" calcext:value-type="float">
            <text:p>0.0095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368" calcext:value-type="float">
            <text:p>-1.2368</text:p>
          </table:table-cell>
          <table:table-cell table:formula="of:=ABS([.B1397]-[.C1397])" office:value-type="float" office:value="0.0131999999999999" calcext:value-type="float">
            <text:p>0.013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-1.6945" calcext:value-type="float">
            <text:p>-1.6945</text:p>
          </table:table-cell>
          <table:table-cell table:formula="of:=ABS([.B1398]-[.C1398])" office:value-type="float" office:value="0.00700000000000012" calcext:value-type="float">
            <text:p>0.007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399]-[.C1399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1400]-[.C1400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.25" calcext:value-type="float">
            <text:p>1.25</text:p>
          </table:table-cell>
          <table:table-cell office:value-type="float" office:value="1.2484" calcext:value-type="float">
            <text:p>1.2484</text:p>
          </table:table-cell>
          <table:table-cell table:formula="of:=ABS([.B1401]-[.C1401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25" calcext:value-type="float">
            <text:p>1.25</text:p>
          </table:table-cell>
          <table:table-cell office:value-type="float" office:value="1.2484" calcext:value-type="float">
            <text:p>1.2484</text:p>
          </table:table-cell>
          <table:table-cell table:formula="of:=ABS([.B1402]-[.C1402])" office:value-type="float" office:value="0.00160000000000005" calcext:value-type="float">
            <text:p>0.001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1403]-[.C1403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1404]-[.C1404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1405]-[.C1405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406]-[.C1406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407]-[.C1407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-0.90625" calcext:value-type="float">
            <text:p>-0.90625</text:p>
          </table:table-cell>
          <table:table-cell office:value-type="float" office:value="-0.90977" calcext:value-type="float">
            <text:p>-0.90977</text:p>
          </table:table-cell>
          <table:table-cell table:formula="of:=ABS([.B1408]-[.C1408])" office:value-type="float" office:value="0.00351999999999997" calcext:value-type="float">
            <text:p>0.0035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1409]-[.C1409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.28125" calcext:value-type="float">
            <text:p>1.28125</text:p>
          </table:table-cell>
          <table:table-cell office:value-type="float" office:value="1.2702" calcext:value-type="float">
            <text:p>1.2702</text:p>
          </table:table-cell>
          <table:table-cell table:formula="of:=ABS([.B1410]-[.C1410])" office:value-type="float" office:value="0.01105" calcext:value-type="float">
            <text:p>0.0110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3279" calcext:value-type="float">
            <text:p>0.33279</text:p>
          </table:table-cell>
          <table:table-cell table:formula="of:=ABS([.B1411]-[.C1411])"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1412]-[.C1412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413]-[.C1413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414]-[.C1414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1415]-[.C1415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416]-[.C1416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417]-[.C1417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978" calcext:value-type="float">
            <text:p>0.65978</text:p>
          </table:table-cell>
          <table:table-cell table:formula="of:=ABS([.B1418]-[.C1418])" office:value-type="float" office:value="0.00353000000000003" calcext:value-type="float">
            <text:p>0.0035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419]-[.C1419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420]-[.C1420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421]-[.C1421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1422]-[.C1422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423]-[.C1423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1424]-[.C1424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.15625" calcext:value-type="float">
            <text:p>2.15625</text:p>
          </table:table-cell>
          <table:table-cell office:value-type="float" office:value="2.1639" calcext:value-type="float">
            <text:p>2.1639</text:p>
          </table:table-cell>
          <table:table-cell table:formula="of:=ABS([.B1425]-[.C1425])" office:value-type="float" office:value="0.00764999999999993" calcext:value-type="float">
            <text:p>0.00765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.59375" calcext:value-type="float">
            <text:p>2.59375</text:p>
          </table:table-cell>
          <table:table-cell office:value-type="float" office:value="2.5781" calcext:value-type="float">
            <text:p>2.5781</text:p>
          </table:table-cell>
          <table:table-cell table:formula="of:=ABS([.B1426]-[.C1426])" office:value-type="float" office:value="0.0156499999999999" calcext:value-type="float">
            <text:p>0.0156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1427]-[.C1427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1428]-[.C1428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429]-[.C1429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430]-[.C1430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431]-[.C1431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1432]-[.C1432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1433]-[.C1433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1434]-[.C1434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1435]-[.C1435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436]-[.C1436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437]-[.C1437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1438]-[.C1438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439]-[.C1439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1440]-[.C1440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1441]-[.C1441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38" calcext:value-type="float">
            <text:p>1.3138</text:p>
          </table:table-cell>
          <table:table-cell table:formula="of:=ABS([.B1442]-[.C1442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443]-[.C1443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444]-[.C1444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445]-[.C1445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446]-[.C1446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.625" calcext:value-type="float">
            <text:p>-1.625</text:p>
          </table:table-cell>
          <table:table-cell office:value-type="float" office:value="-1.6291" calcext:value-type="float">
            <text:p>-1.6291</text:p>
          </table:table-cell>
          <table:table-cell table:formula="of:=ABS([.B1447]-[.C1447])" office:value-type="float" office:value="0.00409999999999999" calcext:value-type="float">
            <text:p>0.004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448]-[.C1448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94318" calcext:value-type="float">
            <text:p>0.94318</text:p>
          </table:table-cell>
          <table:table-cell table:formula="of:=ABS([.B1449]-[.C1449])" office:value-type="float" office:value="0.00568000000000013" calcext:value-type="float">
            <text:p>0.0056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1450]-[.C1450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1451]-[.C1451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452]-[.C1452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0.46875" calcext:value-type="float">
            <text:p>-0.46875</text:p>
          </table:table-cell>
          <table:table-cell office:value-type="float" office:value="-0.47378" calcext:value-type="float">
            <text:p>-0.47378</text:p>
          </table:table-cell>
          <table:table-cell table:formula="of:=ABS([.B1453]-[.C1453])" office:value-type="float" office:value="0.00502999999999998" calcext:value-type="float">
            <text:p>0.0050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454]-[.C1454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455]-[.C1455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1456]-[.C1456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457]-[.C1457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1458]-[.C1458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459]-[.C1459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1460]-[.C1460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32119" calcext:value-type="float">
            <text:p>-0.32119</text:p>
          </table:table-cell>
          <table:table-cell table:formula="of:=ABS([.B1461]-[.C1461])" office:value-type="float" office:value="0.00869000000000003" calcext:value-type="float">
            <text:p>0.00869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86617" calcext:value-type="float">
            <text:p>-0.86617</text:p>
          </table:table-cell>
          <table:table-cell table:formula="of:=ABS([.B1462]-[.C1462])" office:value-type="float" office:value="0.00882999999999989" calcext:value-type="float">
            <text:p>0.0088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5717" calcext:value-type="float">
            <text:p>-0.75717</text:p>
          </table:table-cell>
          <table:table-cell table:formula="of:=ABS([.B1463]-[.C1463])" office:value-type="float" office:value="0.00717000000000001" calcext:value-type="float">
            <text:p>0.0071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8659" calcext:value-type="float">
            <text:p>-0.38659</text:p>
          </table:table-cell>
          <table:table-cell table:formula="of:=ABS([.B1464]-[.C1464])" office:value-type="float" office:value="0.01159" calcext:value-type="float">
            <text:p>0.0115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465]-[.C1465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.625" calcext:value-type="float">
            <text:p>1.625</text:p>
          </table:table-cell>
          <table:table-cell office:value-type="float" office:value="1.619" calcext:value-type="float">
            <text:p>1.619</text:p>
          </table:table-cell>
          <table:table-cell table:formula="of:=ABS([.B1466]-[.C1466])" office:value-type="float" office:value="0.00600000000000001" calcext:value-type="float">
            <text:p>0.00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467]-[.C1467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1468]-[.C1468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1469]-[.C1469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470]-[.C1470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106" calcext:value-type="float">
            <text:p>-1.106</text:p>
          </table:table-cell>
          <table:table-cell table:formula="of:=ABS([.B1471]-[.C1471])" office:value-type="float" office:value="0.0122500000000001" calcext:value-type="float">
            <text:p>0.0122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472]-[.C1472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473]-[.C1473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474]-[.C1474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0.5" calcext:value-type="float">
            <text:p>-0.5</text:p>
          </table:table-cell>
          <table:table-cell office:value-type="float" office:value="-0.49558" calcext:value-type="float">
            <text:p>-0.49558</text:p>
          </table:table-cell>
          <table:table-cell table:formula="of:=ABS([.B1475]-[.C1475])" office:value-type="float" office:value="0.00441999999999998" calcext:value-type="float">
            <text:p>0.0044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1476]-[.C1476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0.29939" calcext:value-type="float">
            <text:p>-0.29939</text:p>
          </table:table-cell>
          <table:table-cell table:formula="of:=ABS([.B1477]-[.C1477])" office:value-type="float" office:value="0.01311" calcext:value-type="float">
            <text:p>0.0131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1738" calcext:value-type="float">
            <text:p>-0.51738</text:p>
          </table:table-cell>
          <table:table-cell table:formula="of:=ABS([.B1478]-[.C1478])" office:value-type="float" office:value="0.0138699999999999" calcext:value-type="float">
            <text:p>0.0138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36479" calcext:value-type="float">
            <text:p>-0.36479</text:p>
          </table:table-cell>
          <table:table-cell table:formula="of:=ABS([.B1479]-[.C1479])" office:value-type="float" office:value="0.01021" calcext:value-type="float">
            <text:p>0.0102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1480]-[.C1480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406" calcext:value-type="float">
            <text:p>-1.0406</text:p>
          </table:table-cell>
          <table:table-cell table:formula="of:=ABS([.B1481]-[.C1481])" office:value-type="float" office:value="0.00934999999999997" calcext:value-type="float">
            <text:p>0.0093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1.75" calcext:value-type="float">
            <text:p>-1.75</text:p>
          </table:table-cell>
          <table:table-cell office:value-type="float" office:value="-1.7381" calcext:value-type="float">
            <text:p>-1.7381</text:p>
          </table:table-cell>
          <table:table-cell table:formula="of:=ABS([.B1482]-[.C1482])" office:value-type="float" office:value="0.0118999999999998" calcext:value-type="float">
            <text:p>0.011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483]-[.C1483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1484]-[.C1484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106" calcext:value-type="float">
            <text:p>-1.106</text:p>
          </table:table-cell>
          <table:table-cell table:formula="of:=ABS([.B1485]-[.C1485])" office:value-type="float" office:value="0.0122500000000001" calcext:value-type="float">
            <text:p>0.01225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1486]-[.C1486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.28125" calcext:value-type="float">
            <text:p>-1.28125</text:p>
          </table:table-cell>
          <table:table-cell office:value-type="float" office:value="-1.2804" calcext:value-type="float">
            <text:p>-1.2804</text:p>
          </table:table-cell>
          <table:table-cell table:formula="of:=ABS([.B1487]-[.C1487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-1.03125" calcext:value-type="float">
            <text:p>-1.03125</text:p>
          </table:table-cell>
          <table:table-cell office:value-type="float" office:value="-1.0188" calcext:value-type="float">
            <text:p>-1.0188</text:p>
          </table:table-cell>
          <table:table-cell table:formula="of:=ABS([.B1488]-[.C1488])" office:value-type="float" office:value="0.0124500000000001" calcext:value-type="float">
            <text:p>0.0124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489]-[.C1489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.65625" calcext:value-type="float">
            <text:p>1.65625</text:p>
          </table:table-cell>
          <table:table-cell office:value-type="float" office:value="1.6626" calcext:value-type="float">
            <text:p>1.6626</text:p>
          </table:table-cell>
          <table:table-cell table:formula="of:=ABS([.B1490]-[.C1490])" office:value-type="float" office:value="0.00635000000000008" calcext:value-type="float">
            <text:p>0.0063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491]-[.C1491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1492]-[.C1492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1493]-[.C1493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1494]-[.C1494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495]-[.C1495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69178" calcext:value-type="float">
            <text:p>-0.69178</text:p>
          </table:table-cell>
          <table:table-cell table:formula="of:=ABS([.B1496]-[.C1496])" office:value-type="float" office:value="0.00428000000000006" calcext:value-type="float">
            <text:p>0.00428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368" calcext:value-type="float">
            <text:p>-1.2368</text:p>
          </table:table-cell>
          <table:table-cell table:formula="of:=ABS([.B1497]-[.C1497])" office:value-type="float" office:value="0.0131999999999999" calcext:value-type="float">
            <text:p>0.013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1498]-[.C1498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0.34375" calcext:value-type="float">
            <text:p>-0.34375</text:p>
          </table:table-cell>
          <table:table-cell office:value-type="float" office:value="-0.34299" calcext:value-type="float">
            <text:p>-0.34299</text:p>
          </table:table-cell>
          <table:table-cell table:formula="of:=ABS([.B1499]-[.C1499])" office:value-type="float" office:value="0.000760000000000038" calcext:value-type="float">
            <text:p>0.00076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5579" calcext:value-type="float">
            <text:p>-0.25579</text:p>
          </table:table-cell>
          <table:table-cell table:formula="of:=ABS([.B1500]-[.C1500])" office:value-type="float" office:value="0.00579000000000002" calcext:value-type="float">
            <text:p>0.0057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501]-[.C1501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502]-[.C1502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503]-[.C1503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1504]-[.C1504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505]-[.C1505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3018" calcext:value-type="float">
            <text:p>-0.43018</text:p>
          </table:table-cell>
          <table:table-cell table:formula="of:=ABS([.B1506]-[.C1506])" office:value-type="float" office:value="0.00731999999999994" calcext:value-type="float">
            <text:p>0.0073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507]-[.C1507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1508]-[.C1508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1509]-[.C1509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-1.59375" calcext:value-type="float">
            <text:p>-1.59375</text:p>
          </table:table-cell>
          <table:table-cell office:value-type="float" office:value="-1.5856" calcext:value-type="float">
            <text:p>-1.5856</text:p>
          </table:table-cell>
          <table:table-cell table:formula="of:=ABS([.B1510]-[.C1510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1511]-[.C1511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-1.5638" calcext:value-type="float">
            <text:p>-1.5638</text:p>
          </table:table-cell>
          <table:table-cell table:formula="of:=ABS([.B1512]-[.C1512])" office:value-type="float" office:value="0.00130000000000008" calcext:value-type="float">
            <text:p>0.001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496" calcext:value-type="float">
            <text:p>-1.1496</text:p>
          </table:table-cell>
          <table:table-cell table:formula="of:=ABS([.B1513]-[.C1513])" office:value-type="float" office:value="0.00665000000000005" calcext:value-type="float">
            <text:p>0.0066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.5625" calcext:value-type="float">
            <text:p>1.5625</text:p>
          </table:table-cell>
          <table:table-cell office:value-type="float" office:value="1.5754" calcext:value-type="float">
            <text:p>1.5754</text:p>
          </table:table-cell>
          <table:table-cell table:formula="of:=ABS([.B1514]-[.C1514])" office:value-type="float" office:value="0.0129000000000001" calcext:value-type="float">
            <text:p>0.012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1515]-[.C1515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-0.28125" calcext:value-type="float">
            <text:p>-0.28125</text:p>
          </table:table-cell>
          <table:table-cell office:value-type="float" office:value="-0.27759" calcext:value-type="float">
            <text:p>-0.27759</text:p>
          </table:table-cell>
          <table:table-cell table:formula="of:=ABS([.B1516]-[.C1516])" office:value-type="float" office:value="0.00366" calcext:value-type="float">
            <text:p>0.0036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1517]-[.C1517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1518]-[.C1518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1519]-[.C1519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520]-[.C1520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1521]-[.C1521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081394" calcext:value-type="float">
            <text:p>-0.081394</text:p>
          </table:table-cell>
          <table:table-cell table:formula="of:=ABS([.B1522]-[.C1522])" office:value-type="float" office:value="0.012356" calcext:value-type="float">
            <text:p>0.01235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523]-[.C1523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1524]-[.C1524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266" calcext:value-type="float">
            <text:p>1.2266</text:p>
          </table:table-cell>
          <table:table-cell table:formula="of:=ABS([.B1525]-[.C1525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1526]-[.C1526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1527]-[.C1527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19039" calcext:value-type="float">
            <text:p>-0.19039</text:p>
          </table:table-cell>
          <table:table-cell table:formula="of:=ABS([.B1528]-[.C1528])" office:value-type="float" office:value="0.00289" calcext:value-type="float">
            <text:p>0.0028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529]-[.C1529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1530]-[.C1530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0.75" calcext:value-type="float">
            <text:p>-0.75</text:p>
          </table:table-cell>
          <table:table-cell office:value-type="float" office:value="-0.73538" calcext:value-type="float">
            <text:p>-0.73538</text:p>
          </table:table-cell>
          <table:table-cell table:formula="of:=ABS([.B1531]-[.C1531])" office:value-type="float" office:value="0.01462" calcext:value-type="float">
            <text:p>0.0146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-1.46875" calcext:value-type="float">
            <text:p>-1.46875</text:p>
          </table:table-cell>
          <table:table-cell office:value-type="float" office:value="-1.4766" calcext:value-type="float">
            <text:p>-1.4766</text:p>
          </table:table-cell>
          <table:table-cell table:formula="of:=ABS([.B1532]-[.C1532])" office:value-type="float" office:value="0.00784999999999991" calcext:value-type="float">
            <text:p>0.0078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.34375" calcext:value-type="float">
            <text:p>-1.34375</text:p>
          </table:table-cell>
          <table:table-cell office:value-type="float" office:value="-1.3458" calcext:value-type="float">
            <text:p>-1.3458</text:p>
          </table:table-cell>
          <table:table-cell table:formula="of:=ABS([.B1533]-[.C1533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022" calcext:value-type="float">
            <text:p>-1.3022</text:p>
          </table:table-cell>
          <table:table-cell table:formula="of:=ABS([.B1534]-[.C1534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0.40625" calcext:value-type="float">
            <text:p>-0.40625</text:p>
          </table:table-cell>
          <table:table-cell office:value-type="float" office:value="-0.40838" calcext:value-type="float">
            <text:p>-0.40838</text:p>
          </table:table-cell>
          <table:table-cell table:formula="of:=ABS([.B1535]-[.C1535])" office:value-type="float" office:value="0.00212999999999997" calcext:value-type="float">
            <text:p>0.0021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1278" calcext:value-type="float">
            <text:p>-1.1278</text:p>
          </table:table-cell>
          <table:table-cell table:formula="of:=ABS([.B1536]-[.C1536])" office:value-type="float" office:value="0.00279999999999991" calcext:value-type="float">
            <text:p>0.002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1537]-[.C1537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5" calcext:value-type="float">
            <text:p>1.5</text:p>
          </table:table-cell>
          <table:table-cell office:value-type="float" office:value="1.4882" calcext:value-type="float">
            <text:p>1.4882</text:p>
          </table:table-cell>
          <table:table-cell table:formula="of:=ABS([.B1538]-[.C1538])" office:value-type="float" office:value="0.0118" calcext:value-type="float">
            <text:p>0.011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522" calcext:value-type="float">
            <text:p>1.0522</text:p>
          </table:table-cell>
          <table:table-cell table:formula="of:=ABS([.B1539]-[.C1539])" office:value-type="float" office:value="0.0103" calcext:value-type="float">
            <text:p>0.010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540]-[.C1540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75" calcext:value-type="float">
            <text:p>0.75</text:p>
          </table:table-cell>
          <table:table-cell office:value-type="float" office:value="0.74698" calcext:value-type="float">
            <text:p>0.74698</text:p>
          </table:table-cell>
          <table:table-cell table:formula="of:=ABS([.B1541]-[.C1541])" office:value-type="float" office:value="0.00301999999999991" calcext:value-type="float">
            <text:p>0.0030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.59375" calcext:value-type="float">
            <text:p>1.59375</text:p>
          </table:table-cell>
          <table:table-cell office:value-type="float" office:value="1.5972" calcext:value-type="float">
            <text:p>1.5972</text:p>
          </table:table-cell>
          <table:table-cell table:formula="of:=ABS([.B1542]-[.C1542])" office:value-type="float" office:value="0.00344999999999995" calcext:value-type="float">
            <text:p>0.0034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543]-[.C1543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544]-[.C1544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0.84375" calcext:value-type="float">
            <text:p>-0.84375</text:p>
          </table:table-cell>
          <table:table-cell office:value-type="float" office:value="-0.84437" calcext:value-type="float">
            <text:p>-0.84437</text:p>
          </table:table-cell>
          <table:table-cell table:formula="of:=ABS([.B1545]-[.C1545])" office:value-type="float" office:value="0.000619999999999954" calcext:value-type="float">
            <text:p>0.00062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-0.56098" calcext:value-type="float">
            <text:p>-0.56098</text:p>
          </table:table-cell>
          <table:table-cell table:formula="of:=ABS([.B1546]-[.C1546])" office:value-type="float" office:value="0.00151999999999997" calcext:value-type="float">
            <text:p>0.00152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1547]-[.C1547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356" calcext:value-type="float">
            <text:p>1.3356</text:p>
          </table:table-cell>
          <table:table-cell table:formula="of:=ABS([.B1548]-[.C1548])" office:value-type="float" office:value="0.0081500000000001" calcext:value-type="float">
            <text:p>0.0081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228" calcext:value-type="float">
            <text:p>1.4228</text:p>
          </table:table-cell>
          <table:table-cell table:formula="of:=ABS([.B1549]-[.C1549])" office:value-type="float" office:value="0.0146999999999999" calcext:value-type="float">
            <text:p>0.014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1550]-[.C1550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551]-[.C1551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-1" calcext:value-type="float">
            <text:p>-1</text:p>
          </table:table-cell>
          <table:table-cell office:value-type="float" office:value="-0.99697" calcext:value-type="float">
            <text:p>-0.99697</text:p>
          </table:table-cell>
          <table:table-cell table:formula="of:=ABS([.B1552]-[.C1552])" office:value-type="float" office:value="0.00302999999999987" calcext:value-type="float">
            <text:p>0.0030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.0625" calcext:value-type="float">
            <text:p>-1.0625</text:p>
          </table:table-cell>
          <table:table-cell office:value-type="float" office:value="-1.0624" calcext:value-type="float">
            <text:p>-1.0624</text:p>
          </table:table-cell>
          <table:table-cell table:formula="of:=ABS([.B1553]-[.C1553])" office:value-type="float" office:value="0.000099999999999989" calcext:value-type="float">
            <text:p>0.000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1.1932" calcext:value-type="float">
            <text:p>-1.1932</text:p>
          </table:table-cell>
          <table:table-cell table:formula="of:=ABS([.B1554]-[.C1554])" office:value-type="float" office:value="0.00570000000000004" calcext:value-type="float">
            <text:p>0.005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.25" calcext:value-type="float">
            <text:p>-1.25</text:p>
          </table:table-cell>
          <table:table-cell office:value-type="float" office:value="-1.2586" calcext:value-type="float">
            <text:p>-1.2586</text:p>
          </table:table-cell>
          <table:table-cell table:formula="of:=ABS([.B1555]-[.C1555])" office:value-type="float" office:value="0.00859999999999994" calcext:value-type="float">
            <text:p>0.008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-1.324" calcext:value-type="float">
            <text:p>-1.324</text:p>
          </table:table-cell>
          <table:table-cell table:formula="of:=ABS([.B1556]-[.C1556])" office:value-type="float" office:value="0.0115000000000001" calcext:value-type="float">
            <text:p>0.011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.53125" calcext:value-type="float">
            <text:p>-1.53125</text:p>
          </table:table-cell>
          <table:table-cell office:value-type="float" office:value="-1.542" calcext:value-type="float">
            <text:p>-1.542</text:p>
          </table:table-cell>
          <table:table-cell table:formula="of:=ABS([.B1557]-[.C1557])" office:value-type="float" office:value="0.01075" calcext:value-type="float">
            <text:p>0.0107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-0.93157" calcext:value-type="float">
            <text:p>-0.93157</text:p>
          </table:table-cell>
          <table:table-cell table:formula="of:=ABS([.B1558]-[.C1558])" office:value-type="float" office:value="0.00592999999999988" calcext:value-type="float">
            <text:p>0.0059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62638" calcext:value-type="float">
            <text:p>-0.62638</text:p>
          </table:table-cell>
          <table:table-cell table:formula="of:=ABS([.B1559]-[.C1559])" office:value-type="float" office:value="0.00138000000000005" calcext:value-type="float">
            <text:p>0.0013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0.80077" calcext:value-type="float">
            <text:p>-0.80077</text:p>
          </table:table-cell>
          <table:table-cell table:formula="of:=ABS([.B1560]-[.C1560])" office:value-type="float" office:value="0.0117299999999999" calcext:value-type="float">
            <text:p>0.0117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0.65625" calcext:value-type="float">
            <text:p>-0.65625</text:p>
          </table:table-cell>
          <table:table-cell office:value-type="float" office:value="-0.64818" calcext:value-type="float">
            <text:p>-0.64818</text:p>
          </table:table-cell>
          <table:table-cell table:formula="of:=ABS([.B1561]-[.C1561])" office:value-type="float" office:value="0.00806999999999991" calcext:value-type="float">
            <text:p>0.0080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4664" calcext:value-type="float">
            <text:p>1.4664</text:p>
          </table:table-cell>
          <table:table-cell table:formula="of:=ABS([.B1562]-[.C1562])" office:value-type="float" office:value="0.00234999999999985" calcext:value-type="float">
            <text:p>0.0023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1563]-[.C1563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0.4375" calcext:value-type="float">
            <text:p>-0.4375</text:p>
          </table:table-cell>
          <table:table-cell office:value-type="float" office:value="-0.45198" calcext:value-type="float">
            <text:p>-0.45198</text:p>
          </table:table-cell>
          <table:table-cell table:formula="of:=ABS([.B1564]-[.C1564])" office:value-type="float" office:value="0.01448" calcext:value-type="float">
            <text:p>0.0144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.03125" calcext:value-type="float">
            <text:p>1.03125</text:p>
          </table:table-cell>
          <table:table-cell office:value-type="float" office:value="1.0304" calcext:value-type="float">
            <text:p>1.0304</text:p>
          </table:table-cell>
          <table:table-cell table:formula="of:=ABS([.B1565]-[.C1565])" office:value-type="float" office:value="0.000850000000000017" calcext:value-type="float">
            <text:p>0.0008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1566]-[.C15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.46875" calcext:value-type="float">
            <text:p>2.46875</text:p>
          </table:table-cell>
          <table:table-cell office:value-type="float" office:value="2.4691" calcext:value-type="float">
            <text:p>2.4691</text:p>
          </table:table-cell>
          <table:table-cell table:formula="of:=ABS([.B1567]-[.C1567])" office:value-type="float" office:value="0.000350000000000072" calcext:value-type="float">
            <text:p>0.00035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0338" calcext:value-type="float">
            <text:p>0.70338</text:p>
          </table:table-cell>
          <table:table-cell table:formula="of:=ABS([.B1568]-[.C1568])" office:value-type="float" office:value="0.0153700000000001" calcext:value-type="float">
            <text:p>0.0153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1569]-[.C1569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1570]-[.C1570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.75" calcext:value-type="float">
            <text:p>1.75</text:p>
          </table:table-cell>
          <table:table-cell office:value-type="float" office:value="1.7498" calcext:value-type="float">
            <text:p>1.7498</text:p>
          </table:table-cell>
          <table:table-cell table:formula="of:=ABS([.B1571]-[.C1571])" office:value-type="float" office:value="0.000199999999999978" calcext:value-type="float">
            <text:p>0.000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.09375" calcext:value-type="float">
            <text:p>2.09375</text:p>
          </table:table-cell>
          <table:table-cell office:value-type="float" office:value="2.0985" calcext:value-type="float">
            <text:p>2.0985</text:p>
          </table:table-cell>
          <table:table-cell table:formula="of:=ABS([.B1572]-[.C1572])" office:value-type="float" office:value="0.00475000000000003" calcext:value-type="float">
            <text:p>0.0047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.84375" calcext:value-type="float">
            <text:p>1.84375</text:p>
          </table:table-cell>
          <table:table-cell office:value-type="float" office:value="1.8587" calcext:value-type="float">
            <text:p>1.8587</text:p>
          </table:table-cell>
          <table:table-cell table:formula="of:=ABS([.B1573]-[.C1573])" office:value-type="float" office:value="0.01495" calcext:value-type="float">
            <text:p>0.01495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table:formula="of:=ABS([.B1574]-[.C1574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1575]-[.C1575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059595" calcext:value-type="float">
            <text:p>-0.059595</text:p>
          </table:table-cell>
          <table:table-cell table:formula="of:=ABS([.B1576]-[.C1576])" office:value-type="float" office:value="0.002905" calcext:value-type="float">
            <text:p>0.002905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.09375" calcext:value-type="float">
            <text:p>-1.09375</text:p>
          </table:table-cell>
          <table:table-cell office:value-type="float" office:value="-1.0842" calcext:value-type="float">
            <text:p>-1.0842</text:p>
          </table:table-cell>
          <table:table-cell table:formula="of:=ABS([.B1577]-[.C1577])" office:value-type="float" office:value="0.00954999999999995" calcext:value-type="float">
            <text:p>0.00955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1.15625" calcext:value-type="float">
            <text:p>-1.15625</text:p>
          </table:table-cell>
          <table:table-cell office:value-type="float" office:value="-1.1714" calcext:value-type="float">
            <text:p>-1.1714</text:p>
          </table:table-cell>
          <table:table-cell table:formula="of:=ABS([.B1578]-[.C1578])" office:value-type="float" office:value="0.01515" calcext:value-type="float">
            <text:p>0.0151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0.96875" calcext:value-type="float">
            <text:p>-0.96875</text:p>
          </table:table-cell>
          <table:table-cell office:value-type="float" office:value="-0.95337" calcext:value-type="float">
            <text:p>-0.95337</text:p>
          </table:table-cell>
          <table:table-cell table:formula="of:=ABS([.B1579]-[.C1579])" office:value-type="float" office:value="0.0153800000000001" calcext:value-type="float">
            <text:p>0.0153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0.53125" calcext:value-type="float">
            <text:p>-0.53125</text:p>
          </table:table-cell>
          <table:table-cell office:value-type="float" office:value="-0.53918" calcext:value-type="float">
            <text:p>-0.53918</text:p>
          </table:table-cell>
          <table:table-cell table:formula="of:=ABS([.B1580]-[.C1580])" office:value-type="float" office:value="0.00792999999999999" calcext:value-type="float">
            <text:p>0.00793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1219" calcext:value-type="float">
            <text:p>-0.21219</text:p>
          </table:table-cell>
          <table:table-cell table:formula="of:=ABS([.B1581]-[.C1581])" office:value-type="float" office:value="0.00656000000000001" calcext:value-type="float">
            <text:p>0.0065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1582]-[.C1582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583]-[.C1583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1584]-[.C1584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585]-[.C1585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.53125" calcext:value-type="float">
            <text:p>1.53125</text:p>
          </table:table-cell>
          <table:table-cell office:value-type="float" office:value="1.5318" calcext:value-type="float">
            <text:p>1.5318</text:p>
          </table:table-cell>
          <table:table-cell table:formula="of:=ABS([.B1586]-[.C1586])"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1587]-[.C1587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588]-[.C1588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.125" calcext:value-type="float">
            <text:p>2.125</text:p>
          </table:table-cell>
          <table:table-cell office:value-type="float" office:value="2.1203" calcext:value-type="float">
            <text:p>2.1203</text:p>
          </table:table-cell>
          <table:table-cell table:formula="of:=ABS([.B1589]-[.C1589])" office:value-type="float" office:value="0.00470000000000015" calcext:value-type="float">
            <text:p>0.004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9487" calcext:value-type="float">
            <text:p>2.9487</text:p>
          </table:table-cell>
          <table:table-cell table:formula="of:=ABS([.B1590]-[.C1590])" office:value-type="float" office:value="0.0112000000000001" calcext:value-type="float">
            <text:p>0.011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ABS([.B1591]-[.C15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.625" calcext:value-type="float">
            <text:p>2.625</text:p>
          </table:table-cell>
          <table:table-cell office:value-type="float" office:value="2.6217" calcext:value-type="float">
            <text:p>2.6217</text:p>
          </table:table-cell>
          <table:table-cell table:formula="of:=ABS([.B1592]-[.C1592])" office:value-type="float" office:value="0.00329999999999986" calcext:value-type="float">
            <text:p>0.003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" calcext:value-type="float">
            <text:p>1</text:p>
          </table:table-cell>
          <table:table-cell office:value-type="float" office:value="0.98677" calcext:value-type="float">
            <text:p>0.98677</text:p>
          </table:table-cell>
          <table:table-cell table:formula="of:=ABS([.B1593]-[.C1593])" office:value-type="float" office:value="0.01323" calcext:value-type="float">
            <text:p>0.0132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1594]-[.C1594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.09375" calcext:value-type="float">
            <text:p>1.09375</text:p>
          </table:table-cell>
          <table:table-cell office:value-type="float" office:value="1.0958" calcext:value-type="float">
            <text:p>1.0958</text:p>
          </table:table-cell>
          <table:table-cell table:formula="of:=ABS([.B1595]-[.C1595])" office:value-type="float" office:value="0.00205000000000011" calcext:value-type="float">
            <text:p>0.00205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6498" calcext:value-type="float">
            <text:p>0.96498</text:p>
          </table:table-cell>
          <table:table-cell table:formula="of:=ABS([.B1596]-[.C1596])" office:value-type="float" office:value="0.00377000000000005" calcext:value-type="float">
            <text:p>0.0037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1597]-[.C1597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1598]-[.C1598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599]-[.C1599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6859" calcext:value-type="float">
            <text:p>-0.16859</text:p>
          </table:table-cell>
          <table:table-cell table:formula="of:=ABS([.B1600]-[.C1600])" office:value-type="float" office:value="0.01234" calcext:value-type="float">
            <text:p>0.01234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601]-[.C1601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602]-[.C1602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37796" calcext:value-type="float">
            <text:p>-0.037796</text:p>
          </table:table-cell>
          <table:table-cell table:formula="of:=ABS([.B1603]-[.C1603])" office:value-type="float" office:value="0.006546" calcext:value-type="float">
            <text:p>0.00654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1604]-[.C1604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605]-[.C1605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1606]-[.C1606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1607]-[.C1607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5" calcext:value-type="float">
            <text:p>0.5</text:p>
          </table:table-cell>
          <table:table-cell office:value-type="float" office:value="0.50719" calcext:value-type="float">
            <text:p>0.50719</text:p>
          </table:table-cell>
          <table:table-cell table:formula="of:=ABS([.B1608]-[.C1608])" office:value-type="float" office:value="0.00719000000000003" calcext:value-type="float">
            <text:p>0.0071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1609]-[.C1609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.75" calcext:value-type="float">
            <text:p>1.75</text:p>
          </table:table-cell>
          <table:table-cell office:value-type="float" office:value="1.7498" calcext:value-type="float">
            <text:p>1.7498</text:p>
          </table:table-cell>
          <table:table-cell table:formula="of:=ABS([.B1610]-[.C1610])" office:value-type="float" office:value="0.000199999999999978" calcext:value-type="float">
            <text:p>0.000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.34375" calcext:value-type="float">
            <text:p>1.34375</text:p>
          </table:table-cell>
          <table:table-cell office:value-type="float" office:value="1.3574" calcext:value-type="float">
            <text:p>1.3574</text:p>
          </table:table-cell>
          <table:table-cell table:formula="of:=ABS([.B1611]-[.C1611])" office:value-type="float" office:value="0.0136499999999999" calcext:value-type="float">
            <text:p>0.0136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1612]-[.C1612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.71875" calcext:value-type="float">
            <text:p>2.71875</text:p>
          </table:table-cell>
          <table:table-cell office:value-type="float" office:value="2.7307" calcext:value-type="float">
            <text:p>2.7307</text:p>
          </table:table-cell>
          <table:table-cell table:formula="of:=ABS([.B1613]-[.C1613])" office:value-type="float" office:value="0.0119500000000001" calcext:value-type="float">
            <text:p>0.0119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.8125" calcext:value-type="float">
            <text:p>2.8125</text:p>
          </table:table-cell>
          <table:table-cell office:value-type="float" office:value="2.8179" calcext:value-type="float">
            <text:p>2.8179</text:p>
          </table:table-cell>
          <table:table-cell table:formula="of:=ABS([.B1614]-[.C1614])" office:value-type="float" office:value="0.00539999999999985" calcext:value-type="float">
            <text:p>0.0054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.53125" calcext:value-type="float">
            <text:p>2.53125</text:p>
          </table:table-cell>
          <table:table-cell office:value-type="float" office:value="2.5345" calcext:value-type="float">
            <text:p>2.5345</text:p>
          </table:table-cell>
          <table:table-cell table:formula="of:=ABS([.B1615]-[.C1615])" office:value-type="float" office:value="0.00324999999999998" calcext:value-type="float">
            <text:p>0.0032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1616]-[.C1616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-0.015996" calcext:value-type="float">
            <text:p>-0.015996</text:p>
          </table:table-cell>
          <table:table-cell table:formula="of:=ABS([.B1617]-[.C1617])" office:value-type="float" office:value="0.015254" calcext:value-type="float">
            <text:p>0.01525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618]-[.C1618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0.15625" calcext:value-type="float">
            <text:p>-0.15625</text:p>
          </table:table-cell>
          <table:table-cell office:value-type="float" office:value="-0.14679" calcext:value-type="float">
            <text:p>-0.14679</text:p>
          </table:table-cell>
          <table:table-cell table:formula="of:=ABS([.B1619]-[.C1619])" office:value-type="float" office:value="0.00946" calcext:value-type="float">
            <text:p>0.00946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0.09375" calcext:value-type="float">
            <text:p>-0.09375</text:p>
          </table:table-cell>
          <table:table-cell office:value-type="float" office:value="-0.10319" calcext:value-type="float">
            <text:p>-0.10319</text:p>
          </table:table-cell>
          <table:table-cell table:formula="of:=ABS([.B1620]-[.C1620])" office:value-type="float" office:value="0.00943999999999999" calcext:value-type="float">
            <text:p>0.0094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0.21875" calcext:value-type="float">
            <text:p>-0.21875</text:p>
          </table:table-cell>
          <table:table-cell office:value-type="float" office:value="-0.23399" calcext:value-type="float">
            <text:p>-0.23399</text:p>
          </table:table-cell>
          <table:table-cell table:formula="of:=ABS([.B1621]-[.C1621])" office:value-type="float" office:value="0.01524" calcext:value-type="float">
            <text:p>0.0152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1622]-[.C1622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1623]-[.C1623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624]-[.C1624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1625]-[.C1625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626]-[.C1626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627]-[.C1627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628]-[.C1628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1629]-[.C1629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1630]-[.C1630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9439" calcext:value-type="float">
            <text:p>0.59439</text:p>
          </table:table-cell>
          <table:table-cell table:formula="of:=ABS([.B1631]-[.C1631])" office:value-type="float" office:value="0.000640000000000085" calcext:value-type="float">
            <text:p>0.0006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1632]-[.C1632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1633]-[.C1633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.71875" calcext:value-type="float">
            <text:p>1.71875</text:p>
          </table:table-cell>
          <table:table-cell office:value-type="float" office:value="1.728" calcext:value-type="float">
            <text:p>1.728</text:p>
          </table:table-cell>
          <table:table-cell table:formula="of:=ABS([.B1634]-[.C1634])" office:value-type="float" office:value="0.00924999999999998" calcext:value-type="float">
            <text:p>0.00925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079" calcext:value-type="float">
            <text:p>0.55079</text:p>
          </table:table-cell>
          <table:table-cell table:formula="of:=ABS([.B1635]-[.C1635])" office:value-type="float" office:value="0.01171" calcext:value-type="float">
            <text:p>0.01171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.5" calcext:value-type="float">
            <text:p>1.5</text:p>
          </table:table-cell>
          <table:table-cell office:value-type="float" office:value="1.51" calcext:value-type="float">
            <text:p>1.51</text:p>
          </table:table-cell>
          <table:table-cell table:formula="of:=ABS([.B1636]-[.C1636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.84375" calcext:value-type="float">
            <text:p>2.84375</text:p>
          </table:table-cell>
          <table:table-cell office:value-type="float" office:value="2.8397" calcext:value-type="float">
            <text:p>2.8397</text:p>
          </table:table-cell>
          <table:table-cell table:formula="of:=ABS([.B1637]-[.C1637])" office:value-type="float" office:value="0.00404999999999989" calcext:value-type="float">
            <text:p>0.00405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.90625" calcext:value-type="float">
            <text:p>2.90625</text:p>
          </table:table-cell>
          <table:table-cell office:value-type="float" office:value="2.9051" calcext:value-type="float">
            <text:p>2.9051</text:p>
          </table:table-cell>
          <table:table-cell table:formula="of:=ABS([.B1638]-[.C1638])" office:value-type="float" office:value="0.00114999999999998" calcext:value-type="float">
            <text:p>0.00115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.375" calcext:value-type="float">
            <text:p>1.375</text:p>
          </table:table-cell>
          <table:table-cell office:value-type="float" office:value="1.3792" calcext:value-type="float">
            <text:p>1.3792</text:p>
          </table:table-cell>
          <table:table-cell table:formula="of:=ABS([.B1639]-[.C1639])" office:value-type="float" office:value="0.00419999999999998" calcext:value-type="float">
            <text:p>0.004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3279" calcext:value-type="float">
            <text:p>0.33279</text:p>
          </table:table-cell>
          <table:table-cell table:formula="of:=ABS([.B1640]-[.C1640])"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1641]-[.C1641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642]-[.C1642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1643]-[.C1643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1644]-[.C1644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1645]-[.C1645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1646]-[.C1646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1647]-[.C1647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1648]-[.C1648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649]-[.C1649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02" calcext:value-type="float">
            <text:p>0.1802</text:p>
          </table:table-cell>
          <table:table-cell table:formula="of:=ABS([.B1650]-[.C1650])" office:value-type="float" office:value="0.0073" calcext:value-type="float">
            <text:p>0.0073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651]-[.C1651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652]-[.C1652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1653]-[.C1653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1654]-[.C1654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72518" calcext:value-type="float">
            <text:p>0.72518</text:p>
          </table:table-cell>
          <table:table-cell table:formula="of:=ABS([.B1655]-[.C1655])" office:value-type="float" office:value="0.00642999999999994" calcext:value-type="float">
            <text:p>0.0064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978" calcext:value-type="float">
            <text:p>0.65978</text:p>
          </table:table-cell>
          <table:table-cell table:formula="of:=ABS([.B1656]-[.C1656])" office:value-type="float" office:value="0.00353000000000003" calcext:value-type="float">
            <text:p>0.0035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5978" calcext:value-type="float">
            <text:p>0.65978</text:p>
          </table:table-cell>
          <table:table-cell table:formula="of:=ABS([.B1657]-[.C1657])" office:value-type="float" office:value="0.00353000000000003" calcext:value-type="float">
            <text:p>0.00353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048" calcext:value-type="float">
            <text:p>1.2048</text:p>
          </table:table-cell>
          <table:table-cell table:formula="of:=ABS([.B1658]-[.C1658])" office:value-type="float" office:value="0.0139499999999999" calcext:value-type="float">
            <text:p>0.0139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8158" calcext:value-type="float">
            <text:p>0.68158</text:p>
          </table:table-cell>
          <table:table-cell table:formula="of:=ABS([.B1659]-[.C1659])" office:value-type="float" office:value="0.00591999999999993" calcext:value-type="float">
            <text:p>0.0059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.125" calcext:value-type="float">
            <text:p>2.125</text:p>
          </table:table-cell>
          <table:table-cell office:value-type="float" office:value="2.1203" calcext:value-type="float">
            <text:p>2.1203</text:p>
          </table:table-cell>
          <table:table-cell table:formula="of:=ABS([.B1660]-[.C1660])" office:value-type="float" office:value="0.00470000000000015" calcext:value-type="float">
            <text:p>0.004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</text:p>
          </table:table-cell>
          <table:table-cell office:value-type="float" office:value="2.9923" calcext:value-type="float">
            <text:p>2.9923</text:p>
          </table:table-cell>
          <table:table-cell table:formula="of:=ABS([.B1661]-[.C1661])" office:value-type="float" office:value="0.00769999999999982" calcext:value-type="float">
            <text:p>0.007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2.0331" calcext:value-type="float">
            <text:p>2.0331</text:p>
          </table:table-cell>
          <table:table-cell table:formula="of:=ABS([.B1662]-[.C1662])" office:value-type="float" office:value="0.00185000000000013" calcext:value-type="float">
            <text:p>0.00185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6" calcext:value-type="float">
            <text:p>0.1366</text:p>
          </table:table-cell>
          <table:table-cell table:formula="of:=ABS([.B1663]-[.C1663])" office:value-type="float" office:value="0.0116" calcext:value-type="float">
            <text:p>0.0116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5459" calcext:value-type="float">
            <text:p>0.35459</text:p>
          </table:table-cell>
          <table:table-cell table:formula="of:=ABS([.B1664]-[.C1664])" office:value-type="float" office:value="0.01084" calcext:value-type="float">
            <text:p>0.0108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8919" calcext:value-type="float">
            <text:p>0.28919</text:p>
          </table:table-cell>
          <table:table-cell table:formula="of:=ABS([.B1665]-[.C1665])" office:value-type="float" office:value="0.00794" calcext:value-type="float">
            <text:p>0.0079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3279" calcext:value-type="float">
            <text:p>0.33279</text:p>
          </table:table-cell>
          <table:table-cell table:formula="of:=ABS([.B1666]-[.C1666])"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3279" calcext:value-type="float">
            <text:p>0.33279</text:p>
          </table:table-cell>
          <table:table-cell table:formula="of:=ABS([.B1667]-[.C1667])"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02" calcext:value-type="float">
            <text:p>0.202</text:p>
          </table:table-cell>
          <table:table-cell table:formula="of:=ABS([.B1668]-[.C1668])" office:value-type="float" office:value="0.0145" calcext:value-type="float">
            <text:p>0.014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1201" calcext:value-type="float">
            <text:p>0.071201</text:p>
          </table:table-cell>
          <table:table-cell table:formula="of:=ABS([.B1669]-[.C1669])" office:value-type="float" office:value="0.008701" calcext:value-type="float">
            <text:p>0.00870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670]-[.C1670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  <table:table-cell office:value-type="float" office:value="0.0058031" calcext:value-type="float">
            <text:p>0.0058031</text:p>
          </table:table-cell>
          <table:table-cell table:formula="of:=ABS([.B1671]-[.C1671])" office:value-type="float" office:value="0.0058031" calcext:value-type="float">
            <text:p>0.005803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27602" calcext:value-type="float">
            <text:p>0.027602</text:p>
          </table:table-cell>
          <table:table-cell table:formula="of:=ABS([.B1672]-[.C1672])" office:value-type="float" office:value="0.003648" calcext:value-type="float">
            <text:p>0.00364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48" calcext:value-type="float">
            <text:p>0.1148</text:p>
          </table:table-cell>
          <table:table-cell table:formula="of:=ABS([.B1673]-[.C1673])" office:value-type="float" office:value="0.0102" calcext:value-type="float">
            <text:p>0.0102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1674]-[.C1674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1675]-[.C1675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.5" calcext:value-type="float">
            <text:p>0.5</text:p>
          </table:table-cell>
          <table:table-cell office:value-type="float" office:value="0.48539" calcext:value-type="float">
            <text:p>0.48539</text:p>
          </table:table-cell>
          <table:table-cell table:formula="of:=ABS([.B1676]-[.C1676])" office:value-type="float" office:value="0.01461" calcext:value-type="float">
            <text:p>0.0146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1677]-[.C1677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1678]-[.C1678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78" calcext:value-type="float">
            <text:p>0.87778</text:p>
          </table:table-cell>
          <table:table-cell table:formula="of:=ABS([.B1679]-[.C1679])" office:value-type="float" office:value="0.00278000000000012" calcext:value-type="float">
            <text:p>0.00278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1680]-[.C1680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238" calcext:value-type="float">
            <text:p>0.81238</text:p>
          </table:table-cell>
          <table:table-cell table:formula="of:=ABS([.B1681]-[.C1681])"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682]-[.C1682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.125" calcext:value-type="float">
            <text:p>1.125</text:p>
          </table:table-cell>
          <table:table-cell office:value-type="float" office:value="1.1394" calcext:value-type="float">
            <text:p>1.1394</text:p>
          </table:table-cell>
          <table:table-cell table:formula="of:=ABS([.B1683]-[.C1683])" office:value-type="float" office:value="0.0144" calcext:value-type="float">
            <text:p>0.0144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2.6653" calcext:value-type="float">
            <text:p>2.6653</text:p>
          </table:table-cell>
          <table:table-cell table:formula="of:=ABS([.B1684]-[.C1684])" office:value-type="float" office:value="0.00905000000000022" calcext:value-type="float">
            <text:p>0.00905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.9375" calcext:value-type="float">
            <text:p>2.9375</text:p>
          </table:table-cell>
          <table:table-cell office:value-type="float" office:value="2.9487" calcext:value-type="float">
            <text:p>2.9487</text:p>
          </table:table-cell>
          <table:table-cell table:formula="of:=ABS([.B1685]-[.C1685])" office:value-type="float" office:value="0.0112000000000001" calcext:value-type="float">
            <text:p>0.0112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1686]-[.C1686])" office:value-type="float" office:value="0.00667000000000007" calcext:value-type="float">
            <text:p>0.00667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49402" calcext:value-type="float">
            <text:p>0.049402</text:p>
          </table:table-cell>
          <table:table-cell table:formula="of:=ABS([.B1687]-[.C1687])" office:value-type="float" office:value="0.013098" calcext:value-type="float">
            <text:p>0.013098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1688]-[.C1688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1689]-[.C1689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1690]-[.C1690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691]-[.C1691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692]-[.C1692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693]-[.C1693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694]-[.C1694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695]-[.C1695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1696]-[.C1696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3279" calcext:value-type="float">
            <text:p>0.33279</text:p>
          </table:table-cell>
          <table:table-cell table:formula="of:=ABS([.B1697]-[.C1697])" office:value-type="float" office:value="0.01096" calcext:value-type="float">
            <text:p>0.0109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41999" calcext:value-type="float">
            <text:p>0.41999</text:p>
          </table:table-cell>
          <table:table-cell table:formula="of:=ABS([.B1698]-[.C1698])" office:value-type="float" office:value="0.01374" calcext:value-type="float">
            <text:p>0.0137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1699]-[.C1699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1700]-[.C1700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92138" calcext:value-type="float">
            <text:p>0.92138</text:p>
          </table:table-cell>
          <table:table-cell table:formula="of:=ABS([.B1701]-[.C1701])" office:value-type="float" office:value="0.01513" calcext:value-type="float">
            <text:p>0.0151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83418" calcext:value-type="float">
            <text:p>0.83418</text:p>
          </table:table-cell>
          <table:table-cell table:formula="of:=ABS([.B1702]-[.C1702])" office:value-type="float" office:value="0.00957000000000008" calcext:value-type="float">
            <text:p>0.00957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798" calcext:value-type="float">
            <text:p>0.63798</text:p>
          </table:table-cell>
          <table:table-cell table:formula="of:=ABS([.B1703]-[.C1703])" office:value-type="float" office:value="0.0129800000000001" calcext:value-type="float">
            <text:p>0.0129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1704]-[.C1704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1705]-[.C1705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706]-[.C1706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1707]-[.C1707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2.6435" calcext:value-type="float">
            <text:p>2.6435</text:p>
          </table:table-cell>
          <table:table-cell table:formula="of:=ABS([.B1708]-[.C1708])" office:value-type="float" office:value="0.01275" calcext:value-type="float">
            <text:p>0.01275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2.6653" calcext:value-type="float">
            <text:p>2.6653</text:p>
          </table:table-cell>
          <table:table-cell table:formula="of:=ABS([.B1709]-[.C1709])" office:value-type="float" office:value="0.00905000000000022" calcext:value-type="float">
            <text:p>0.00905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1710]-[.C1710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711]-[.C1711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39" calcext:value-type="float">
            <text:p>0.37639</text:p>
          </table:table-cell>
          <table:table-cell table:formula="of:=ABS([.B1712]-[.C1712])" office:value-type="float" office:value="0.00139000000000006" calcext:value-type="float">
            <text:p>0.0013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2674" calcext:value-type="float">
            <text:p>0.2674</text:p>
          </table:table-cell>
          <table:table-cell table:formula="of:=ABS([.B1713]-[.C1713])" office:value-type="float" office:value="0.01385" calcext:value-type="float">
            <text:p>0.01385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714]-[.C1714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.25" calcext:value-type="float">
            <text:p>0.25</text:p>
          </table:table-cell>
          <table:table-cell office:value-type="float" office:value="0.2456" calcext:value-type="float">
            <text:p>0.2456</text:p>
          </table:table-cell>
          <table:table-cell table:formula="of:=ABS([.B1715]-[.C1715])" office:value-type="float" office:value="0.00439999999999999" calcext:value-type="float">
            <text:p>0.0044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093001" calcext:value-type="float">
            <text:p>0.093001</text:p>
          </table:table-cell>
          <table:table-cell table:formula="of:=ABS([.B1716]-[.C1716])" office:value-type="float" office:value="0.000749000000000014" calcext:value-type="float">
            <text:p>0.000749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1584" calcext:value-type="float">
            <text:p>0.1584</text:p>
          </table:table-cell>
          <table:table-cell table:formula="of:=ABS([.B1717]-[.C1717])" office:value-type="float" office:value="0.00215000000000001" calcext:value-type="float">
            <text:p>0.00215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2238" calcext:value-type="float">
            <text:p>0.2238</text:p>
          </table:table-cell>
          <table:table-cell table:formula="of:=ABS([.B1718]-[.C1718])" office:value-type="float" office:value="0.00504999999999997" calcext:value-type="float">
            <text:p>0.0050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099" calcext:value-type="float">
            <text:p>0.31099</text:p>
          </table:table-cell>
          <table:table-cell table:formula="of:=ABS([.B1719]-[.C1719])" office:value-type="float" office:value="0.00150999999999996" calcext:value-type="float">
            <text:p>0.0015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39819" calcext:value-type="float">
            <text:p>0.39819</text:p>
          </table:table-cell>
          <table:table-cell table:formula="of:=ABS([.B1720]-[.C1720])" office:value-type="float" office:value="0.00806000000000001" calcext:value-type="float">
            <text:p>0.0080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4179" calcext:value-type="float">
            <text:p>0.44179</text:p>
          </table:table-cell>
          <table:table-cell table:formula="of:=ABS([.B1721]-[.C1721])" office:value-type="float" office:value="0.00429000000000002" calcext:value-type="float">
            <text:p>0.0042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19" calcext:value-type="float">
            <text:p>0.61619</text:p>
          </table:table-cell>
          <table:table-cell table:formula="of:=ABS([.B1722]-[.C1722])" office:value-type="float" office:value="0.00880999999999998" calcext:value-type="float">
            <text:p>0.0088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7259" calcext:value-type="float">
            <text:p>0.57259</text:p>
          </table:table-cell>
          <table:table-cell table:formula="of:=ABS([.B1723]-[.C1723])"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9439" calcext:value-type="float">
            <text:p>0.59439</text:p>
          </table:table-cell>
          <table:table-cell table:formula="of:=ABS([.B1724]-[.C1724])" office:value-type="float" office:value="0.000640000000000085" calcext:value-type="float">
            <text:p>0.0006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9058" calcext:value-type="float">
            <text:p>0.79058</text:p>
          </table:table-cell>
          <table:table-cell table:formula="of:=ABS([.B1725]-[.C1725])" office:value-type="float" office:value="0.00932999999999995" calcext:value-type="float">
            <text:p>0.00933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878" calcext:value-type="float">
            <text:p>0.76878</text:p>
          </table:table-cell>
          <table:table-cell table:formula="of:=ABS([.B1726]-[.C1726])" office:value-type="float" office:value="0.0124700000000001" calcext:value-type="float">
            <text:p>0.01247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59439" calcext:value-type="float">
            <text:p>0.59439</text:p>
          </table:table-cell>
          <table:table-cell table:formula="of:=ABS([.B1727]-[.C1727])" office:value-type="float" office:value="0.000640000000000085" calcext:value-type="float">
            <text:p>0.0006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6359" calcext:value-type="float">
            <text:p>0.46359</text:p>
          </table:table-cell>
          <table:table-cell table:formula="of:=ABS([.B1728]-[.C1728])" office:value-type="float" office:value="0.00516" calcext:value-type="float">
            <text:p>0.0051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9958" calcext:value-type="float">
            <text:p>0.89958</text:p>
          </table:table-cell>
          <table:table-cell table:formula="of:=ABS([.B1729]-[.C1729])" office:value-type="float" office:value="0.00667000000000007" calcext:value-type="float">
            <text:p>0.00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2:31:40.539899288</meta:creation-date>
    <dc:date>2018-01-15T22:42:53.657704539</dc:date>
    <meta:editing-duration>PT11M12S</meta:editing-duration>
    <meta:editing-cycles>4</meta:editing-cycles>
    <meta:generator>LibreOffice/5.1.6.2$Linux_X86_64 LibreOffice_project/10m0$Build-2</meta:generator>
    <meta:document-statistic meta:table-count="1" meta:cell-count="6916" meta:object-count="0"/>
  </office:meta>
</office:document-meta>
</file>